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89.74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84.36pt"/>
    </style:style>
    <style:style style:name="co7" style:family="table-column">
      <style:table-column-properties fo:break-before="auto" style:column-width="68.14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15.99pt"/>
    </style:style>
    <style:style style:name="co10" style:family="table-column">
      <style:table-column-properties fo:break-before="auto" style:column-width="99.81pt"/>
    </style:style>
    <style:style style:name="co11" style:family="table-column">
      <style:table-column-properties fo:break-before="auto" style:column-width="102.9pt"/>
    </style:style>
    <style:style style:name="co12" style:family="table-column">
      <style:table-column-properties fo:break-before="auto" style:column-width="79.74pt"/>
    </style:style>
    <style:style style:name="co13" style:family="table-column">
      <style:table-column-properties fo:break-before="auto" style:column-width="106.75pt"/>
    </style:style>
    <style:style style:name="co14" style:family="table-column">
      <style:table-column-properties fo:break-before="auto" style:column-width="90.54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8-02-02-17-04-28-517501" table:style-name="ta1">
        <table:shapes>
          <draw:frame draw:z-index="0" draw:style-name="gr1" draw:text-style-name="P1" svg:width="963.5pt" svg:height="294.41pt" svg:x="93pt" svg:y="896.77pt">
            <loext:p draw:notify-on-update-of-ranges="'2018-02-02-17-04-28-517501'.A2:'2018-02-02-17-04-28-517501'.A68 '2018-02-02-17-04-28-517501'.A2:'2018-02-02-17-04-28-517501'.A68 '2018-02-02-17-04-28-517501'.M1:'2018-02-02-17-04-28-517501'.M1 '2018-02-02-17-04-28-517501'.M2:'2018-02-02-17-04-28-517501'.M68 '2018-02-02-17-04-28-517501'.A2:'2018-02-02-17-04-28-517501'.A68 '2018-02-02-17-04-28-517501'.N1:'2018-02-02-17-04-28-517501'.N1 '2018-02-02-17-04-28-517501'.N2:'2018-02-02-17-04-28-517501'.N68 '2018-02-02-17-04-28-517501'.A2:'2018-02-02-17-04-28-517501'.A68 '2018-02-02-17-04-28-517501'.O1:'2018-02-02-17-04-28-517501'.O1 '2018-02-02-17-04-28-517501'.O2:'2018-02-02-17-04-28-517501'.O6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61.17pt" svg:height="304.95pt" svg:x="94.56pt" svg:y="1228.79pt">
            <loext:p draw:notify-on-update-of-ranges="'2018-02-02-17-04-28-517501'.A1:'2018-02-02-17-04-28-517501'.A1 '2018-02-02-17-04-28-517501'.A2:'2018-02-02-17-04-28-517501'.A68 '2018-02-02-17-04-28-517501'.C1:'2018-02-02-17-04-28-517501'.C1 '2018-02-02-17-04-28-517501'.C2:'2018-02-02-17-04-28-517501'.C68 '2018-02-02-17-04-28-517501'.D1:'2018-02-02-17-04-28-517501'.D1 '2018-02-02-17-04-28-517501'.D2:'2018-02-02-17-04-28-517501'.D68 '2018-02-02-17-04-28-517501'.E1:'2018-02-02-17-04-28-517501'.E1 '2018-02-02-17-04-28-517501'.E2:'2018-02-02-17-04-28-517501'.E6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63.89pt" svg:height="305.09pt" svg:x="92.61pt" svg:y="1550.15pt">
            <loext:p draw:notify-on-update-of-ranges="'2018-02-02-17-04-28-517501'.A1:'2018-02-02-17-04-28-517501'.A1 '2018-02-02-17-04-28-517501'.A2:'2018-02-02-17-04-28-517501'.A68 '2018-02-02-17-04-28-517501'.I1:'2018-02-02-17-04-28-517501'.I1 '2018-02-02-17-04-28-517501'.I2:'2018-02-02-17-04-28-517501'.I68 '2018-02-02-17-04-28-517501'.J1:'2018-02-02-17-04-28-517501'.J1 '2018-02-02-17-04-28-517501'.J2:'2018-02-02-17-04-28-517501'.J68 '2018-02-02-17-04-28-517501'.K1:'2018-02-02-17-04-28-517501'.K1 '2018-02-02-17-04-28-517501'.K2:'2018-02-02-17-04-28-517501'.K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end_time</text:p>
          </table:table-cell>
          <table:table-cell office:value-type="string" calcext:value-type="string">
            <text:p>utilization_percent</text:p>
          </table:table-cell>
          <table:table-cell office:value-type="string" calcext:value-type="string">
            <text:p>thread_median_ms</text:p>
          </table:table-cell>
          <table:table-cell office:value-type="string" calcext:value-type="string">
            <text:p>thread_p90_ms</text:p>
          </table:table-cell>
          <table:table-cell office:value-type="string" calcext:value-type="string">
            <text:p>thread_max_ms</text:p>
          </table:table-cell>
          <table:table-cell office:value-type="string" calcext:value-type="string">
            <text:p>pool_median_ms</text:p>
          </table:table-cell>
          <table:table-cell office:value-type="string" calcext:value-type="string">
            <text:p>pool_p90_ms</text:p>
          </table:table-cell>
          <table:table-cell office:value-type="string" calcext:value-type="string">
            <text:p>pool_max_ms</text:p>
          </table:table-cell>
          <table:table-cell office:value-type="string" calcext:value-type="string">
            <text:p>waiting_median_percent</text:p>
          </table:table-cell>
          <table:table-cell office:value-type="string" calcext:value-type="string">
            <text:p>waiting_p90_percent</text:p>
          </table:table-cell>
          <table:table-cell office:value-type="string" calcext:value-type="string">
            <text:p>waiting_max_percent</text:p>
          </table:table-cell>
          <table:table-cell office:value-type="string" calcext:value-type="string">
            <text:p>num_responses</text:p>
          </table:table-cell>
          <table:table-cell office:value-type="string" calcext:value-type="string">
            <text:p>response_median_ms</text:p>
          </table:table-cell>
          <table:table-cell office:value-type="string" calcext:value-type="string">
            <text:p>response_p90_ms</text:p>
          </table:table-cell>
          <table:table-cell office:value-type="string" calcext:value-type="string">
            <text:p>response_max_ms</text:p>
          </table:table-cell>
        </table:table-row>
        <table:table-row table:style-name="ro1">
          <table:table-cell office:value-type="date" office:date-value="2018-02-02T16:58:35" calcext:value-type="date">
            <text:p>02/02/18 04:58 PM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2T16:58:40" calcext:value-type="date">
            <text:p>02/02/18 04:58 PM</text:p>
          </table:table-cell>
          <table:table-cell office:value-type="float" office:value="52" calcext:value-type="float">
            <text:p>52</text:p>
          </table:table-cell>
          <table:table-cell office:value-type="float" office:value="1307.487" calcext:value-type="float">
            <text:p>1307.487</text:p>
          </table:table-cell>
          <table:table-cell office:value-type="float" office:value="1319.3934" calcext:value-type="float">
            <text:p>1319.3934</text:p>
          </table:table-cell>
          <table:table-cell office:value-type="float" office:value="1322" calcext:value-type="float">
            <text:p>1322</text:p>
          </table:table-cell>
          <table:table-cell office:value-type="float" office:value="1307.871" calcext:value-type="float">
            <text:p>1307.871</text:p>
          </table:table-cell>
          <table:table-cell office:value-type="float" office:value="1319.8662" calcext:value-type="float">
            <text:p>1319.8662</text:p>
          </table:table-cell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11.7235" calcext:value-type="float">
            <text:p>1311.7235</text:p>
          </table:table-cell>
          <table:table-cell office:value-type="float" office:value="1326.6535" calcext:value-type="float">
            <text:p>1326.6535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date" office:date-value="2018-02-02T16:58:45" calcext:value-type="date">
            <text:p>02/02/18 04:58 PM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2T16:58:50" calcext:value-type="date">
            <text:p>02/02/18 04:58 PM</text:p>
          </table:table-cell>
          <table:table-cell office:value-type="float" office:value="65" calcext:value-type="float">
            <text:p>65</text:p>
          </table:table-cell>
          <table:table-cell office:value-type="float" office:value="198.8345" calcext:value-type="float">
            <text:p>198.8345</text:p>
          </table:table-cell>
          <table:table-cell office:value-type="float" office:value="206.4125" calcext:value-type="float">
            <text:p>206.4125</text:p>
          </table:table-cell>
          <table:table-cell office:value-type="float" office:value="210" calcext:value-type="float">
            <text:p>210</text:p>
          </table:table-cell>
          <table:table-cell office:value-type="float" office:value="199.0465" calcext:value-type="float">
            <text:p>199.0465</text:p>
          </table:table-cell>
          <table:table-cell office:value-type="float" office:value="206.6455" calcext:value-type="float">
            <text:p>206.6455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9.128" calcext:value-type="float">
            <text:p>199.128</text:p>
          </table:table-cell>
          <table:table-cell office:value-type="float" office:value="206.7255" calcext:value-type="float">
            <text:p>206.725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18-02-02T16:58:55" calcext:value-type="date">
            <text:p>02/02/18 04:58 PM</text:p>
          </table:table-cell>
          <table:table-cell office:value-type="float" office:value="99" calcext:value-type="float">
            <text:p>99</text:p>
          </table:table-cell>
          <table:table-cell office:value-type="float" office:value="198.46" calcext:value-type="float">
            <text:p>198.46</text:p>
          </table:table-cell>
          <table:table-cell office:value-type="float" office:value="203.0396" calcext:value-type="float">
            <text:p>203.0396</text:p>
          </table:table-cell>
          <table:table-cell office:value-type="float" office:value="212" calcext:value-type="float">
            <text:p>212</text:p>
          </table:table-cell>
          <table:table-cell office:value-type="float" office:value="198.778" calcext:value-type="float">
            <text:p>198.778</text:p>
          </table:table-cell>
          <table:table-cell office:value-type="float" office:value="204.1446" calcext:value-type="float">
            <text:p>204.1446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98.886" calcext:value-type="float">
            <text:p>198.886</text:p>
          </table:table-cell>
          <table:table-cell office:value-type="float" office:value="204.2314" calcext:value-type="float">
            <text:p>204.231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18-02-02T16:59:00" calcext:value-type="date">
            <text:p>02/02/18 04:59 PM</text:p>
          </table:table-cell>
          <table:table-cell office:value-type="float" office:value="99" calcext:value-type="float">
            <text:p>99</text:p>
          </table:table-cell>
          <table:table-cell office:value-type="float" office:value="199.892" calcext:value-type="float">
            <text:p>199.892</text:p>
          </table:table-cell>
          <table:table-cell office:value-type="float" office:value="206.3764" calcext:value-type="float">
            <text:p>206.3764</text:p>
          </table:table-cell>
          <table:table-cell office:value-type="float" office:value="224" calcext:value-type="float">
            <text:p>224</text:p>
          </table:table-cell>
          <table:table-cell office:value-type="float" office:value="200.17" calcext:value-type="float">
            <text:p>200.17</text:p>
          </table:table-cell>
          <table:table-cell office:value-type="float" office:value="206.6216" calcext:value-type="float">
            <text:p>206.6216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0.287" calcext:value-type="float">
            <text:p>200.287</text:p>
          </table:table-cell>
          <table:table-cell office:value-type="float" office:value="206.7178" calcext:value-type="float">
            <text:p>206.7178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18-02-02T16:59:05" calcext:value-type="date">
            <text:p>02/02/18 04:59 PM</text:p>
          </table:table-cell>
          <table:table-cell office:value-type="float" office:value="99" calcext:value-type="float">
            <text:p>99</text:p>
          </table:table-cell>
          <table:table-cell office:value-type="float" office:value="198.458" calcext:value-type="float">
            <text:p>198.458</text:p>
          </table:table-cell>
          <table:table-cell office:value-type="float" office:value="207.9208" calcext:value-type="float">
            <text:p>207.9208</text:p>
          </table:table-cell>
          <table:table-cell office:value-type="float" office:value="213" calcext:value-type="float">
            <text:p>213</text:p>
          </table:table-cell>
          <table:table-cell office:value-type="float" office:value="198.73" calcext:value-type="float">
            <text:p>198.73</text:p>
          </table:table-cell>
          <table:table-cell office:value-type="float" office:value="208.21" calcext:value-type="float">
            <text:p>208.21</text:p>
          </table:table-cell>
          <table:table-cell office:value-type="float" office:value="214" calcext:value-type="float">
            <text:p>2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8.854" calcext:value-type="float">
            <text:p>198.854</text:p>
          </table:table-cell>
          <table:table-cell office:value-type="float" office:value="208.3002" calcext:value-type="float">
            <text:p>208.300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18-02-02T16:59:10" calcext:value-type="date">
            <text:p>02/02/18 04:59 PM</text:p>
          </table:table-cell>
          <table:table-cell office:value-type="float" office:value="99" calcext:value-type="float">
            <text:p>99</text:p>
          </table:table-cell>
          <table:table-cell office:value-type="float" office:value="197.895" calcext:value-type="float">
            <text:p>197.895</text:p>
          </table:table-cell>
          <table:table-cell office:value-type="float" office:value="209.3774" calcext:value-type="float">
            <text:p>209.3774</text:p>
          </table:table-cell>
          <table:table-cell office:value-type="float" office:value="217" calcext:value-type="float">
            <text:p>217</text:p>
          </table:table-cell>
          <table:table-cell office:value-type="float" office:value="197.925" calcext:value-type="float">
            <text:p>197.925</text:p>
          </table:table-cell>
          <table:table-cell office:value-type="float" office:value="209.5588" calcext:value-type="float">
            <text:p>209.5588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8.011" calcext:value-type="float">
            <text:p>198.011</text:p>
          </table:table-cell>
          <table:table-cell office:value-type="float" office:value="209.6494" calcext:value-type="float">
            <text:p>209.649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18-02-02T16:59:15" calcext:value-type="date">
            <text:p>02/02/18 04:59 PM</text:p>
          </table:table-cell>
          <table:table-cell office:value-type="float" office:value="99" calcext:value-type="float">
            <text:p>99</text:p>
          </table:table-cell>
          <table:table-cell office:value-type="float" office:value="197.983" calcext:value-type="float">
            <text:p>197.983</text:p>
          </table:table-cell>
          <table:table-cell office:value-type="float" office:value="208.3876" calcext:value-type="float">
            <text:p>208.3876</text:p>
          </table:table-cell>
          <table:table-cell office:value-type="float" office:value="216" calcext:value-type="float">
            <text:p>216</text:p>
          </table:table-cell>
          <table:table-cell office:value-type="float" office:value="198.001" calcext:value-type="float">
            <text:p>198.001</text:p>
          </table:table-cell>
          <table:table-cell office:value-type="float" office:value="208.4116" calcext:value-type="float">
            <text:p>208.411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8.097" calcext:value-type="float">
            <text:p>198.097</text:p>
          </table:table-cell>
          <table:table-cell office:value-type="float" office:value="208.5062" calcext:value-type="float">
            <text:p>208.506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18-02-02T16:59:20" calcext:value-type="date">
            <text:p>02/02/18 04:59 PM</text:p>
          </table:table-cell>
          <table:table-cell office:value-type="float" office:value="3503" calcext:value-type="float">
            <text:p>3503</text:p>
          </table:table-cell>
          <table:table-cell office:value-type="float" office:value="963.704" calcext:value-type="float">
            <text:p>963.704</text:p>
          </table:table-cell>
          <table:table-cell office:value-type="float" office:value="1563.9698" calcext:value-type="float">
            <text:p>1563.9698</text:p>
          </table:table-cell>
          <table:table-cell office:value-type="float" office:value="1957" calcext:value-type="float">
            <text:p>1957</text:p>
          </table:table-cell>
          <table:table-cell office:value-type="float" office:value="963.722" calcext:value-type="float">
            <text:p>963.722</text:p>
          </table:table-cell>
          <table:table-cell office:value-type="float" office:value="1565.8132" calcext:value-type="float">
            <text:p>1565.8132</text:p>
          </table:table-cell>
          <table:table-cell office:value-type="float" office:value="1957" calcext:value-type="float">
            <text:p>1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965.142" calcext:value-type="float">
            <text:p>965.142</text:p>
          </table:table-cell>
          <table:table-cell office:value-type="float" office:value="1565.767" calcext:value-type="float">
            <text:p>1565.767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date" office:date-value="2018-02-02T16:59:25" calcext:value-type="date">
            <text:p>02/02/18 04:59 PM</text:p>
          </table:table-cell>
          <table:table-cell office:value-type="float" office:value="9899" calcext:value-type="float">
            <text:p>9899</text:p>
          </table:table-cell>
          <table:table-cell office:value-type="float" office:value="2138.302" calcext:value-type="float">
            <text:p>2138.302</text:p>
          </table:table-cell>
          <table:table-cell office:value-type="float" office:value="2757.4334" calcext:value-type="float">
            <text:p>2757.4334</text:p>
          </table:table-cell>
          <table:table-cell office:value-type="float" office:value="3525" calcext:value-type="float">
            <text:p>3525</text:p>
          </table:table-cell>
          <table:table-cell office:value-type="float" office:value="2448.922" calcext:value-type="float">
            <text:p>2448.922</text:p>
          </table:table-cell>
          <table:table-cell office:value-type="float" office:value="3102.26" calcext:value-type="float">
            <text:p>3102.26</text:p>
          </table:table-cell>
          <table:table-cell office:value-type="float" office:value="3774" calcext:value-type="float">
            <text:p>377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09" calcext:value-type="float">
            <text:p>209</text:p>
          </table:table-cell>
          <table:table-cell office:value-type="float" office:value="2449.026" calcext:value-type="float">
            <text:p>2449.026</text:p>
          </table:table-cell>
          <table:table-cell office:value-type="float" office:value="3095.339" calcext:value-type="float">
            <text:p>3095.339</text:p>
          </table:table-cell>
          <table:table-cell office:value-type="float" office:value="3697" calcext:value-type="float">
            <text:p>3697</text:p>
          </table:table-cell>
        </table:table-row>
        <table:table-row table:style-name="ro1">
          <table:table-cell office:value-type="date" office:date-value="2018-02-02T16:59:30" calcext:value-type="date">
            <text:p>02/02/18 04:59 PM</text:p>
          </table:table-cell>
          <table:table-cell office:value-type="float" office:value="9909" calcext:value-type="float">
            <text:p>9909</text:p>
          </table:table-cell>
          <table:table-cell office:value-type="float" office:value="2254.513" calcext:value-type="float">
            <text:p>2254.513</text:p>
          </table:table-cell>
          <table:table-cell office:value-type="float" office:value="3064.6241" calcext:value-type="float">
            <text:p>3064.6241</text:p>
          </table:table-cell>
          <table:table-cell office:value-type="float" office:value="3751" calcext:value-type="float">
            <text:p>3751</text:p>
          </table:table-cell>
          <table:table-cell office:value-type="float" office:value="3763.1475" calcext:value-type="float">
            <text:p>3763.1475</text:p>
          </table:table-cell>
          <table:table-cell office:value-type="float" office:value="4632.7074" calcext:value-type="float">
            <text:p>4632.7074</text:p>
          </table:table-cell>
          <table:table-cell office:value-type="float" office:value="5344" calcext:value-type="float">
            <text:p>5344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3761.2145" calcext:value-type="float">
            <text:p>3761.2145</text:p>
          </table:table-cell>
          <table:table-cell office:value-type="float" office:value="4632.734" calcext:value-type="float">
            <text:p>4632.734</text:p>
          </table:table-cell>
          <table:table-cell office:value-type="float" office:value="5345" calcext:value-type="float">
            <text:p>5345</text:p>
          </table:table-cell>
        </table:table-row>
        <table:table-row table:style-name="ro1">
          <table:table-cell office:value-type="date" office:date-value="2018-02-02T16:59:35" calcext:value-type="date">
            <text:p>02/02/18 04:59 PM</text:p>
          </table:table-cell>
          <table:table-cell office:value-type="float" office:value="9910" calcext:value-type="float">
            <text:p>9910</text:p>
          </table:table-cell>
          <table:table-cell office:value-type="float" office:value="2243.478" calcext:value-type="float">
            <text:p>2243.478</text:p>
          </table:table-cell>
          <table:table-cell office:value-type="float" office:value="2950.5105" calcext:value-type="float">
            <text:p>2950.5105</text:p>
          </table:table-cell>
          <table:table-cell office:value-type="float" office:value="3846" calcext:value-type="float">
            <text:p>3846</text:p>
          </table:table-cell>
          <table:table-cell office:value-type="float" office:value="5152.6925" calcext:value-type="float">
            <text:p>5152.6925</text:p>
          </table:table-cell>
          <table:table-cell office:value-type="float" office:value="5918.0735" calcext:value-type="float">
            <text:p>5918.0735</text:p>
          </table:table-cell>
          <table:table-cell office:value-type="float" office:value="6983" calcext:value-type="float">
            <text:p>6983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216" calcext:value-type="float">
            <text:p>216</text:p>
          </table:table-cell>
          <table:table-cell office:value-type="float" office:value="5152.72" calcext:value-type="float">
            <text:p>5152.72</text:p>
          </table:table-cell>
          <table:table-cell office:value-type="float" office:value="5918.2335" calcext:value-type="float">
            <text:p>5918.2335</text:p>
          </table:table-cell>
          <table:table-cell office:value-type="float" office:value="6986" calcext:value-type="float">
            <text:p>6986</text:p>
          </table:table-cell>
        </table:table-row>
        <table:table-row table:style-name="ro1">
          <table:table-cell office:value-type="date" office:date-value="2018-02-02T16:59:45" calcext:value-type="date">
            <text:p>02/02/18 04:59 PM</text:p>
          </table:table-cell>
          <table:table-cell office:value-type="float" office:value="9896" calcext:value-type="float">
            <text:p>9896</text:p>
          </table:table-cell>
          <table:table-cell office:value-type="float" office:value="2286.5555" calcext:value-type="float">
            <text:p>2286.5555</text:p>
          </table:table-cell>
          <table:table-cell office:value-type="float" office:value="2839.826" calcext:value-type="float">
            <text:p>2839.826</text:p>
          </table:table-cell>
          <table:table-cell office:value-type="float" office:value="4074" calcext:value-type="float">
            <text:p>4074</text:p>
          </table:table-cell>
          <table:table-cell office:value-type="float" office:value="7841.22" calcext:value-type="float">
            <text:p>7841.22</text:p>
          </table:table-cell>
          <table:table-cell office:value-type="float" office:value="8515.1235" calcext:value-type="float">
            <text:p>8515.1235</text:p>
          </table:table-cell>
          <table:table-cell office:value-type="float" office:value="9192" calcext:value-type="float">
            <text:p>9192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226" calcext:value-type="float">
            <text:p>226</text:p>
          </table:table-cell>
          <table:table-cell office:value-type="float" office:value="7839.72" calcext:value-type="float">
            <text:p>7839.72</text:p>
          </table:table-cell>
          <table:table-cell office:value-type="float" office:value="8496.4025" calcext:value-type="float">
            <text:p>8496.4025</text:p>
          </table:table-cell>
          <table:table-cell office:value-type="float" office:value="9192" calcext:value-type="float">
            <text:p>9192</text:p>
          </table:table-cell>
        </table:table-row>
        <table:table-row table:style-name="ro1">
          <table:table-cell office:value-type="date" office:date-value="2018-02-02T16:59:50" calcext:value-type="date">
            <text:p>02/02/18 04:59 PM</text:p>
          </table:table-cell>
          <table:table-cell office:value-type="float" office:value="9880" calcext:value-type="float">
            <text:p>9880</text:p>
          </table:table-cell>
          <table:table-cell office:value-type="float" office:value="2206.9445" calcext:value-type="float">
            <text:p>2206.9445</text:p>
          </table:table-cell>
          <table:table-cell office:value-type="float" office:value="2922.0406" calcext:value-type="float">
            <text:p>2922.0406</text:p>
          </table:table-cell>
          <table:table-cell office:value-type="float" office:value="3838" calcext:value-type="float">
            <text:p>3838</text:p>
          </table:table-cell>
          <table:table-cell office:value-type="float" office:value="9215.5625" calcext:value-type="float">
            <text:p>9215.5625</text:p>
          </table:table-cell>
          <table:table-cell office:value-type="float" office:value="9897.3419" calcext:value-type="float">
            <text:p>9897.3419</text:p>
          </table:table-cell>
          <table:table-cell office:value-type="float" office:value="10659" calcext:value-type="float">
            <text:p>10659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220" calcext:value-type="float">
            <text:p>220</text:p>
          </table:table-cell>
          <table:table-cell office:value-type="float" office:value="9215.3865" calcext:value-type="float">
            <text:p>9215.3865</text:p>
          </table:table-cell>
          <table:table-cell office:value-type="float" office:value="9887.4645" calcext:value-type="float">
            <text:p>9887.4645</text:p>
          </table:table-cell>
          <table:table-cell office:value-type="float" office:value="10626" calcext:value-type="float">
            <text:p>10626</text:p>
          </table:table-cell>
        </table:table-row>
        <table:table-row table:style-name="ro1">
          <table:table-cell office:value-type="date" office:date-value="2018-02-02T16:59:55" calcext:value-type="date">
            <text:p>02/02/18 04:59 PM</text:p>
          </table:table-cell>
          <table:table-cell office:value-type="float" office:value="9900" calcext:value-type="float">
            <text:p>9900</text:p>
          </table:table-cell>
          <table:table-cell office:value-type="float" office:value="2220.588" calcext:value-type="float">
            <text:p>2220.588</text:p>
          </table:table-cell>
          <table:table-cell office:value-type="float" office:value="2862.5545" calcext:value-type="float">
            <text:p>2862.5545</text:p>
          </table:table-cell>
          <table:table-cell office:value-type="float" office:value="3779" calcext:value-type="float">
            <text:p>3779</text:p>
          </table:table-cell>
          <table:table-cell office:value-type="float" office:value="10522.2835" calcext:value-type="float">
            <text:p>10522.2835</text:p>
          </table:table-cell>
          <table:table-cell office:value-type="float" office:value="11173.9648" calcext:value-type="float">
            <text:p>11173.9648</text:p>
          </table:table-cell>
          <table:table-cell office:value-type="float" office:value="11974" calcext:value-type="float">
            <text:p>11974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222" calcext:value-type="float">
            <text:p>222</text:p>
          </table:table-cell>
          <table:table-cell office:value-type="float" office:value="10524.531" calcext:value-type="float">
            <text:p>10524.531</text:p>
          </table:table-cell>
          <table:table-cell office:value-type="float" office:value="11179.9066" calcext:value-type="float">
            <text:p>11179.9066</text:p>
          </table:table-cell>
          <table:table-cell office:value-type="float" office:value="11974" calcext:value-type="float">
            <text:p>11974</text:p>
          </table:table-cell>
        </table:table-row>
        <table:table-row table:style-name="ro1">
          <table:table-cell office:value-type="date" office:date-value="2018-02-02T17:00:00" calcext:value-type="date">
            <text:p>02/02/18 05:00 PM</text:p>
          </table:table-cell>
          <table:table-cell office:value-type="float" office:value="9829" calcext:value-type="float">
            <text:p>9829</text:p>
          </table:table-cell>
          <table:table-cell office:value-type="float" office:value="2172.097" calcext:value-type="float">
            <text:p>2172.097</text:p>
          </table:table-cell>
          <table:table-cell office:value-type="float" office:value="2929.9305" calcext:value-type="float">
            <text:p>2929.9305</text:p>
          </table:table-cell>
          <table:table-cell office:value-type="float" office:value="4009" calcext:value-type="float">
            <text:p>4009</text:p>
          </table:table-cell>
          <table:table-cell office:value-type="float" office:value="11659.211" calcext:value-type="float">
            <text:p>11659.211</text:p>
          </table:table-cell>
          <table:table-cell office:value-type="float" office:value="12531.2305" calcext:value-type="float">
            <text:p>12531.2305</text:p>
          </table:table-cell>
          <table:table-cell office:value-type="float" office:value="13240" calcext:value-type="float">
            <text:p>13240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220" calcext:value-type="float">
            <text:p>220</text:p>
          </table:table-cell>
          <table:table-cell office:value-type="float" office:value="11658.913" calcext:value-type="float">
            <text:p>11658.913</text:p>
          </table:table-cell>
          <table:table-cell office:value-type="float" office:value="12490.8" calcext:value-type="float">
            <text:p>12490.8</text:p>
          </table:table-cell>
          <table:table-cell office:value-type="float" office:value="13244" calcext:value-type="float">
            <text:p>13244</text:p>
          </table:table-cell>
        </table:table-row>
        <table:table-row table:style-name="ro1">
          <table:table-cell office:value-type="date" office:date-value="2018-02-02T17:00:05" calcext:value-type="date">
            <text:p>02/02/18 05:00 PM</text:p>
          </table:table-cell>
          <table:table-cell office:value-type="float" office:value="9895" calcext:value-type="float">
            <text:p>9895</text:p>
          </table:table-cell>
          <table:table-cell office:value-type="float" office:value="2284.366" calcext:value-type="float">
            <text:p>2284.366</text:p>
          </table:table-cell>
          <table:table-cell office:value-type="float" office:value="2959.3438" calcext:value-type="float">
            <text:p>2959.3438</text:p>
          </table:table-cell>
          <table:table-cell office:value-type="float" office:value="3670" calcext:value-type="float">
            <text:p>3670</text:p>
          </table:table-cell>
          <table:table-cell office:value-type="float" office:value="11774.859" calcext:value-type="float">
            <text:p>11774.859</text:p>
          </table:table-cell>
          <table:table-cell office:value-type="float" office:value="12571.1258" calcext:value-type="float">
            <text:p>12571.1258</text:p>
          </table:table-cell>
          <table:table-cell office:value-type="float" office:value="13474" calcext:value-type="float">
            <text:p>13474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11772.574" calcext:value-type="float">
            <text:p>11772.574</text:p>
          </table:table-cell>
          <table:table-cell office:value-type="float" office:value="12570.4838" calcext:value-type="float">
            <text:p>12570.4838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date" office:date-value="2018-02-02T17:00:10" calcext:value-type="date">
            <text:p>02/02/18 05:00 PM</text:p>
          </table:table-cell>
          <table:table-cell office:value-type="float" office:value="9964" calcext:value-type="float">
            <text:p>9964</text:p>
          </table:table-cell>
          <table:table-cell office:value-type="float" office:value="2265.8825" calcext:value-type="float">
            <text:p>2265.8825</text:p>
          </table:table-cell>
          <table:table-cell office:value-type="float" office:value="2869.9579" calcext:value-type="float">
            <text:p>2869.9579</text:p>
          </table:table-cell>
          <table:table-cell office:value-type="float" office:value="3667" calcext:value-type="float">
            <text:p>3667</text:p>
          </table:table-cell>
          <table:table-cell office:value-type="float" office:value="11297.4655" calcext:value-type="float">
            <text:p>11297.4655</text:p>
          </table:table-cell>
          <table:table-cell office:value-type="float" office:value="12016.4838" calcext:value-type="float">
            <text:p>12016.4838</text:p>
          </table:table-cell>
          <table:table-cell office:value-type="float" office:value="13177" calcext:value-type="float">
            <text:p>13177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228" calcext:value-type="float">
            <text:p>228</text:p>
          </table:table-cell>
          <table:table-cell office:value-type="float" office:value="11301.379" calcext:value-type="float">
            <text:p>11301.379</text:p>
          </table:table-cell>
          <table:table-cell office:value-type="float" office:value="12016.6181" calcext:value-type="float">
            <text:p>12016.6181</text:p>
          </table:table-cell>
          <table:table-cell office:value-type="float" office:value="13066" calcext:value-type="float">
            <text:p>13066</text:p>
          </table:table-cell>
        </table:table-row>
        <table:table-row table:style-name="ro1">
          <table:table-cell office:value-type="date" office:date-value="2018-02-02T17:00:15" calcext:value-type="date">
            <text:p>02/02/18 05:00 PM</text:p>
          </table:table-cell>
          <table:table-cell office:value-type="float" office:value="9897" calcext:value-type="float">
            <text:p>9897</text:p>
          </table:table-cell>
          <table:table-cell office:value-type="float" office:value="2239.7885" calcext:value-type="float">
            <text:p>2239.7885</text:p>
          </table:table-cell>
          <table:table-cell office:value-type="float" office:value="2986.8905" calcext:value-type="float">
            <text:p>2986.8905</text:p>
          </table:table-cell>
          <table:table-cell office:value-type="float" office:value="3965" calcext:value-type="float">
            <text:p>3965</text:p>
          </table:table-cell>
          <table:table-cell office:value-type="float" office:value="10621.8205" calcext:value-type="float">
            <text:p>10621.8205</text:p>
          </table:table-cell>
          <table:table-cell office:value-type="float" office:value="11561.3735" calcext:value-type="float">
            <text:p>11561.3735</text:p>
          </table:table-cell>
          <table:table-cell office:value-type="float" office:value="12528" calcext:value-type="float">
            <text:p>12528</text:p>
          </table:table-cell>
          <table:table-cell office:value-type="float" office:value="78" calcext:value-type="float">
            <text:p>78</text:p>
          </table:table-cell>
          <table:table-cell office:value-type="float" office:value="84.5" calcext:value-type="float">
            <text:p>84.5</text:p>
          </table:table-cell>
          <table:table-cell office:value-type="float" office:value="91" calcext:value-type="float">
            <text:p>91</text:p>
          </table:table-cell>
          <table:table-cell office:value-type="float" office:value="216" calcext:value-type="float">
            <text:p>216</text:p>
          </table:table-cell>
          <table:table-cell office:value-type="float" office:value="10622.827" calcext:value-type="float">
            <text:p>10622.827</text:p>
          </table:table-cell>
          <table:table-cell office:value-type="float" office:value="11561.892" calcext:value-type="float">
            <text:p>11561.892</text:p>
          </table:table-cell>
          <table:table-cell office:value-type="float" office:value="12527" calcext:value-type="float">
            <text:p>12527</text:p>
          </table:table-cell>
        </table:table-row>
        <table:table-row table:style-name="ro1">
          <table:table-cell office:value-type="date" office:date-value="2018-02-02T17:00:20" calcext:value-type="date">
            <text:p>02/02/18 05:00 PM</text:p>
          </table:table-cell>
          <table:table-cell office:value-type="float" office:value="9901" calcext:value-type="float">
            <text:p>9901</text:p>
          </table:table-cell>
          <table:table-cell office:value-type="float" office:value="2259.415" calcext:value-type="float">
            <text:p>2259.415</text:p>
          </table:table-cell>
          <table:table-cell office:value-type="float" office:value="3055.955" calcext:value-type="float">
            <text:p>3055.955</text:p>
          </table:table-cell>
          <table:table-cell office:value-type="float" office:value="3843" calcext:value-type="float">
            <text:p>3843</text:p>
          </table:table-cell>
          <table:table-cell office:value-type="float" office:value="10217.267" calcext:value-type="float">
            <text:p>10217.267</text:p>
          </table:table-cell>
          <table:table-cell office:value-type="float" office:value="11088.157" calcext:value-type="float">
            <text:p>11088.157</text:p>
          </table:table-cell>
          <table:table-cell office:value-type="float" office:value="11995" calcext:value-type="float">
            <text:p>11995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220" calcext:value-type="float">
            <text:p>220</text:p>
          </table:table-cell>
          <table:table-cell office:value-type="float" office:value="10223.897" calcext:value-type="float">
            <text:p>10223.897</text:p>
          </table:table-cell>
          <table:table-cell office:value-type="float" office:value="11091.7407" calcext:value-type="float">
            <text:p>11091.7407</text:p>
          </table:table-cell>
          <table:table-cell office:value-type="float" office:value="12006" calcext:value-type="float">
            <text:p>12006</text:p>
          </table:table-cell>
        </table:table-row>
        <table:table-row table:style-name="ro1">
          <table:table-cell office:value-type="date" office:date-value="2018-02-02T17:00:25" calcext:value-type="date">
            <text:p>02/02/18 05:00 PM</text:p>
          </table:table-cell>
          <table:table-cell office:value-type="float" office:value="9878" calcext:value-type="float">
            <text:p>9878</text:p>
          </table:table-cell>
          <table:table-cell office:value-type="float" office:value="2242.624" calcext:value-type="float">
            <text:p>2242.624</text:p>
          </table:table-cell>
          <table:table-cell office:value-type="float" office:value="2874.833" calcext:value-type="float">
            <text:p>2874.833</text:p>
          </table:table-cell>
          <table:table-cell office:value-type="float" office:value="3607" calcext:value-type="float">
            <text:p>3607</text:p>
          </table:table-cell>
          <table:table-cell office:value-type="float" office:value="9742.796" calcext:value-type="float">
            <text:p>9742.796</text:p>
          </table:table-cell>
          <table:table-cell office:value-type="float" office:value="10504.869" calcext:value-type="float">
            <text:p>10504.869</text:p>
          </table:table-cell>
          <table:table-cell office:value-type="float" office:value="11579" calcext:value-type="float">
            <text:p>11579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222" calcext:value-type="float">
            <text:p>222</text:p>
          </table:table-cell>
          <table:table-cell office:value-type="float" office:value="9750.4505" calcext:value-type="float">
            <text:p>9750.4505</text:p>
          </table:table-cell>
          <table:table-cell office:value-type="float" office:value="10503.136" calcext:value-type="float">
            <text:p>10503.136</text:p>
          </table:table-cell>
          <table:table-cell office:value-type="float" office:value="11579" calcext:value-type="float">
            <text:p>11579</text:p>
          </table:table-cell>
        </table:table-row>
        <table:table-row table:style-name="ro1">
          <table:table-cell office:value-type="date" office:date-value="2018-02-02T17:00:30" calcext:value-type="date">
            <text:p>02/02/18 05:00 PM</text:p>
          </table:table-cell>
          <table:table-cell office:value-type="float" office:value="1269" calcext:value-type="float">
            <text:p>1269</text:p>
          </table:table-cell>
          <table:table-cell office:value-type="float" office:value="1645.509" calcext:value-type="float">
            <text:p>1645.509</text:p>
          </table:table-cell>
          <table:table-cell office:value-type="float" office:value="2618.8319" calcext:value-type="float">
            <text:p>2618.8319</text:p>
          </table:table-cell>
          <table:table-cell office:value-type="float" office:value="3624" calcext:value-type="float">
            <text:p>3624</text:p>
          </table:table-cell>
          <table:table-cell office:value-type="float" office:value="7158.386" calcext:value-type="float">
            <text:p>7158.386</text:p>
          </table:table-cell>
          <table:table-cell office:value-type="float" office:value="9828.7341" calcext:value-type="float">
            <text:p>9828.7341</text:p>
          </table:table-cell>
          <table:table-cell office:value-type="float" office:value="10961" calcext:value-type="float">
            <text:p>10961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7158.3365" calcext:value-type="float">
            <text:p>7158.3365</text:p>
          </table:table-cell>
          <table:table-cell office:value-type="float" office:value="9828.622" calcext:value-type="float">
            <text:p>9828.622</text:p>
          </table:table-cell>
          <table:table-cell office:value-type="float" office:value="10961" calcext:value-type="float">
            <text:p>10961</text:p>
          </table:table-cell>
        </table:table-row>
        <table:table-row table:style-name="ro1">
          <table:table-cell office:value-type="date" office:date-value="2018-02-02T17:00:35" calcext:value-type="date">
            <text:p>02/02/18 05:00 PM</text:p>
          </table:table-cell>
          <table:table-cell office:value-type="float" office:value="100" calcext:value-type="float">
            <text:p>100</text:p>
          </table:table-cell>
          <table:table-cell office:value-type="float" office:value="197.503" calcext:value-type="float">
            <text:p>197.503</text:p>
          </table:table-cell>
          <table:table-cell office:value-type="float" office:value="206.4108" calcext:value-type="float">
            <text:p>206.4108</text:p>
          </table:table-cell>
          <table:table-cell office:value-type="float" office:value="241" calcext:value-type="float">
            <text:p>241</text:p>
          </table:table-cell>
          <table:table-cell office:value-type="float" office:value="197.558" calcext:value-type="float">
            <text:p>197.558</text:p>
          </table:table-cell>
          <table:table-cell office:value-type="float" office:value="206.431" calcext:value-type="float">
            <text:p>206.431</text:p>
          </table:table-cell>
          <table:table-cell office:value-type="float" office:value="241" calcext:value-type="float">
            <text:p>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7.634" calcext:value-type="float">
            <text:p>197.634</text:p>
          </table:table-cell>
          <table:table-cell office:value-type="float" office:value="206.525" calcext:value-type="float">
            <text:p>206.52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18-02-02T17:00:40" calcext:value-type="date">
            <text:p>02/02/18 05:00 PM</text:p>
          </table:table-cell>
          <table:table-cell office:value-type="float" office:value="100" calcext:value-type="float">
            <text:p>100</text:p>
          </table:table-cell>
          <table:table-cell office:value-type="float" office:value="198.736" calcext:value-type="float">
            <text:p>198.736</text:p>
          </table:table-cell>
          <table:table-cell office:value-type="float" office:value="207.9682" calcext:value-type="float">
            <text:p>207.9682</text:p>
          </table:table-cell>
          <table:table-cell office:value-type="float" office:value="214" calcext:value-type="float">
            <text:p>214</text:p>
          </table:table-cell>
          <table:table-cell office:value-type="float" office:value="198.782" calcext:value-type="float">
            <text:p>198.782</text:p>
          </table:table-cell>
          <table:table-cell office:value-type="float" office:value="207.9904" calcext:value-type="float">
            <text:p>207.9904</text:p>
          </table:table-cell>
          <table:table-cell office:value-type="float" office:value="214" calcext:value-type="float">
            <text:p>2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8.872" calcext:value-type="float">
            <text:p>198.872</text:p>
          </table:table-cell>
          <table:table-cell office:value-type="float" office:value="208.0914" calcext:value-type="float">
            <text:p>208.091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18-02-02T17:00:45" calcext:value-type="date">
            <text:p>02/02/18 05:00 PM</text:p>
          </table:table-cell>
          <table:table-cell office:value-type="float" office:value="99" calcext:value-type="float">
            <text:p>99</text:p>
          </table:table-cell>
          <table:table-cell office:value-type="float" office:value="198.25" calcext:value-type="float">
            <text:p>198.25</text:p>
          </table:table-cell>
          <table:table-cell office:value-type="float" office:value="205.3566" calcext:value-type="float">
            <text:p>205.3566</text:p>
          </table:table-cell>
          <table:table-cell office:value-type="float" office:value="218" calcext:value-type="float">
            <text:p>218</text:p>
          </table:table-cell>
          <table:table-cell office:value-type="float" office:value="198.314" calcext:value-type="float">
            <text:p>198.314</text:p>
          </table:table-cell>
          <table:table-cell office:value-type="float" office:value="205.3768" calcext:value-type="float">
            <text:p>205.3768</text:p>
          </table:table-cell>
          <table:table-cell office:value-type="float" office:value="218" calcext:value-type="float">
            <text:p>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8.398" calcext:value-type="float">
            <text:p>198.398</text:p>
          </table:table-cell>
          <table:table-cell office:value-type="float" office:value="205.4652" calcext:value-type="float">
            <text:p>205.465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18-02-02T17:00:50" calcext:value-type="date">
            <text:p>02/02/18 05:00 PM</text:p>
          </table:table-cell>
          <table:table-cell office:value-type="float" office:value="5938" calcext:value-type="float">
            <text:p>5938</text:p>
          </table:table-cell>
          <table:table-cell office:value-type="float" office:value="1965.1565" calcext:value-type="float">
            <text:p>1965.1565</text:p>
          </table:table-cell>
          <table:table-cell office:value-type="float" office:value="2709.048" calcext:value-type="float">
            <text:p>2709.048</text:p>
          </table:table-cell>
          <table:table-cell office:value-type="float" office:value="3015" calcext:value-type="float">
            <text:p>3015</text:p>
          </table:table-cell>
          <table:table-cell office:value-type="float" office:value="2016.0555" calcext:value-type="float">
            <text:p>2016.0555</text:p>
          </table:table-cell>
          <table:table-cell office:value-type="float" office:value="2715.4745" calcext:value-type="float">
            <text:p>2715.4745</text:p>
          </table:table-cell>
          <table:table-cell office:value-type="float" office:value="3015" calcext:value-type="float">
            <text:p>3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float" office:value="2028.5425" calcext:value-type="float">
            <text:p>2028.5425</text:p>
          </table:table-cell>
          <table:table-cell office:value-type="float" office:value="2719.527" calcext:value-type="float">
            <text:p>2719.527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date" office:date-value="2018-02-02T17:00:55" calcext:value-type="date">
            <text:p>02/02/18 05:00 PM</text:p>
          </table:table-cell>
          <table:table-cell office:value-type="float" office:value="9911" calcext:value-type="float">
            <text:p>9911</text:p>
          </table:table-cell>
          <table:table-cell office:value-type="float" office:value="2232.389" calcext:value-type="float">
            <text:p>2232.389</text:p>
          </table:table-cell>
          <table:table-cell office:value-type="float" office:value="2985.8456" calcext:value-type="float">
            <text:p>2985.8456</text:p>
          </table:table-cell>
          <table:table-cell office:value-type="float" office:value="3407" calcext:value-type="float">
            <text:p>3407</text:p>
          </table:table-cell>
          <table:table-cell office:value-type="float" office:value="4770.5" calcext:value-type="float">
            <text:p>4770.5</text:p>
          </table:table-cell>
          <table:table-cell office:value-type="float" office:value="6312.6882" calcext:value-type="float">
            <text:p>6312.6882</text:p>
          </table:table-cell>
          <table:table-cell office:value-type="float" office:value="6974" calcext:value-type="float">
            <text:p>6974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213" calcext:value-type="float">
            <text:p>213</text:p>
          </table:table-cell>
          <table:table-cell office:value-type="float" office:value="4770.522" calcext:value-type="float">
            <text:p>4770.522</text:p>
          </table:table-cell>
          <table:table-cell office:value-type="float" office:value="6312.7172" calcext:value-type="float">
            <text:p>6312.7172</text:p>
          </table:table-cell>
          <table:table-cell office:value-type="float" office:value="6974" calcext:value-type="float">
            <text:p>6974</text:p>
          </table:table-cell>
        </table:table-row>
        <table:table-row table:style-name="ro1">
          <table:table-cell office:value-type="date" office:date-value="2018-02-02T17:01:05" calcext:value-type="date">
            <text:p>02/02/18 05:01 PM</text:p>
          </table:table-cell>
          <table:table-cell office:value-type="float" office:value="9913" calcext:value-type="float">
            <text:p>9913</text:p>
          </table:table-cell>
          <table:table-cell office:value-type="float" office:value="2255.942" calcext:value-type="float">
            <text:p>2255.942</text:p>
          </table:table-cell>
          <table:table-cell office:value-type="float" office:value="2978.8418" calcext:value-type="float">
            <text:p>2978.8418</text:p>
          </table:table-cell>
          <table:table-cell office:value-type="float" office:value="3573" calcext:value-type="float">
            <text:p>3573</text:p>
          </table:table-cell>
          <table:table-cell office:value-type="float" office:value="12537.693" calcext:value-type="float">
            <text:p>12537.693</text:p>
          </table:table-cell>
          <table:table-cell office:value-type="float" office:value="14056.2052" calcext:value-type="float">
            <text:p>14056.2052</text:p>
          </table:table-cell>
          <table:table-cell office:value-type="float" office:value="14551" calcext:value-type="float">
            <text:p>14551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220" calcext:value-type="float">
            <text:p>220</text:p>
          </table:table-cell>
          <table:table-cell office:value-type="float" office:value="12554.482" calcext:value-type="float">
            <text:p>12554.482</text:p>
          </table:table-cell>
          <table:table-cell office:value-type="float" office:value="14056.8692" calcext:value-type="float">
            <text:p>14056.8692</text:p>
          </table:table-cell>
          <table:table-cell office:value-type="float" office:value="14551" calcext:value-type="float">
            <text:p>14551</text:p>
          </table:table-cell>
        </table:table-row>
        <table:table-row table:style-name="ro1">
          <table:table-cell office:value-type="date" office:date-value="2018-02-02T17:01:10" calcext:value-type="date">
            <text:p>02/02/18 05:01 PM</text:p>
          </table:table-cell>
          <table:table-cell office:value-type="float" office:value="9922" calcext:value-type="float">
            <text:p>9922</text:p>
          </table:table-cell>
          <table:table-cell office:value-type="float" office:value="2222.792" calcext:value-type="float">
            <text:p>2222.792</text:p>
          </table:table-cell>
          <table:table-cell office:value-type="float" office:value="2805.224" calcext:value-type="float">
            <text:p>2805.224</text:p>
          </table:table-cell>
          <table:table-cell office:value-type="float" office:value="4299" calcext:value-type="float">
            <text:p>4299</text:p>
          </table:table-cell>
          <table:table-cell office:value-type="float" office:value="16283.049" calcext:value-type="float">
            <text:p>16283.049</text:p>
          </table:table-cell>
          <table:table-cell office:value-type="float" office:value="17822.7946" calcext:value-type="float">
            <text:p>17822.7946</text:p>
          </table:table-cell>
          <table:table-cell office:value-type="float" office:value="18438" calcext:value-type="float">
            <text:p>18438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219" calcext:value-type="float">
            <text:p>219</text:p>
          </table:table-cell>
          <table:table-cell office:value-type="float" office:value="16306.683" calcext:value-type="float">
            <text:p>16306.683</text:p>
          </table:table-cell>
          <table:table-cell office:value-type="float" office:value="17834.7258" calcext:value-type="float">
            <text:p>17834.7258</text:p>
          </table:table-cell>
          <table:table-cell office:value-type="float" office:value="18438" calcext:value-type="float">
            <text:p>18438</text:p>
          </table:table-cell>
        </table:table-row>
        <table:table-row table:style-name="ro1">
          <table:table-cell office:value-type="date" office:date-value="2018-02-02T17:01:15" calcext:value-type="date">
            <text:p>02/02/18 05:01 PM</text:p>
          </table:table-cell>
          <table:table-cell office:value-type="float" office:value="2550" calcext:value-type="float">
            <text:p>2550</text:p>
          </table:table-cell>
          <table:table-cell office:value-type="float" office:value="1877.786" calcext:value-type="float">
            <text:p>1877.786</text:p>
          </table:table-cell>
          <table:table-cell office:value-type="float" office:value="2686.8197" calcext:value-type="float">
            <text:p>2686.8197</text:p>
          </table:table-cell>
          <table:table-cell office:value-type="float" office:value="3510" calcext:value-type="float">
            <text:p>3510</text:p>
          </table:table-cell>
          <table:table-cell office:value-type="float" office:value="10961.901" calcext:value-type="float">
            <text:p>10961.901</text:p>
          </table:table-cell>
          <table:table-cell office:value-type="float" office:value="18742.7102" calcext:value-type="float">
            <text:p>18742.7102</text:p>
          </table:table-cell>
          <table:table-cell office:value-type="float" office:value="19541" calcext:value-type="float">
            <text:p>19541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143" calcext:value-type="float">
            <text:p>143</text:p>
          </table:table-cell>
          <table:table-cell office:value-type="float" office:value="10913.114" calcext:value-type="float">
            <text:p>10913.114</text:p>
          </table:table-cell>
          <table:table-cell office:value-type="float" office:value="18744.2006" calcext:value-type="float">
            <text:p>18744.2006</text:p>
          </table:table-cell>
          <table:table-cell office:value-type="float" office:value="19541" calcext:value-type="float">
            <text:p>19541</text:p>
          </table:table-cell>
        </table:table-row>
        <table:table-row table:style-name="ro1">
          <table:table-cell office:value-type="date" office:date-value="2018-02-02T17:01:20.000002" calcext:value-type="date">
            <text:p>02/02/18 05:01 PM</text:p>
          </table:table-cell>
          <table:table-cell office:value-type="float" office:value="99" calcext:value-type="float">
            <text:p>99</text:p>
          </table:table-cell>
          <table:table-cell office:value-type="float" office:value="197.451" calcext:value-type="float">
            <text:p>197.451</text:p>
          </table:table-cell>
          <table:table-cell office:value-type="float" office:value="209.5546" calcext:value-type="float">
            <text:p>209.5546</text:p>
          </table:table-cell>
          <table:table-cell office:value-type="float" office:value="217" calcext:value-type="float">
            <text:p>217</text:p>
          </table:table-cell>
          <table:table-cell office:value-type="float" office:value="197.471" calcext:value-type="float">
            <text:p>197.471</text:p>
          </table:table-cell>
          <table:table-cell office:value-type="float" office:value="209.5878" calcext:value-type="float">
            <text:p>209.5878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7.566" calcext:value-type="float">
            <text:p>197.566</text:p>
          </table:table-cell>
          <table:table-cell office:value-type="float" office:value="209.6716" calcext:value-type="float">
            <text:p>209.671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18-02-02T17:01:25.000002" calcext:value-type="date">
            <text:p>02/02/18 05:01 PM</text:p>
          </table:table-cell>
          <table:table-cell office:value-type="float" office:value="34" calcext:value-type="float">
            <text:p>34</text:p>
          </table:table-cell>
          <table:table-cell office:value-type="float" office:value="197.778" calcext:value-type="float">
            <text:p>197.778</text:p>
          </table:table-cell>
          <table:table-cell office:value-type="float" office:value="203.005" calcext:value-type="float">
            <text:p>203.005</text:p>
          </table:table-cell>
          <table:table-cell office:value-type="float" office:value="208" calcext:value-type="float">
            <text:p>208</text:p>
          </table:table-cell>
          <table:table-cell office:value-type="float" office:value="197.801" calcext:value-type="float">
            <text:p>197.801</text:p>
          </table:table-cell>
          <table:table-cell office:value-type="float" office:value="203.0258" calcext:value-type="float">
            <text:p>203.0258</text:p>
          </table:table-cell>
          <table:table-cell office:value-type="float" office:value="208" calcext:value-type="float">
            <text:p>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7.996" calcext:value-type="float">
            <text:p>197.996</text:p>
          </table:table-cell>
          <table:table-cell office:value-type="float" office:value="203.0944" calcext:value-type="float">
            <text:p>203.094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date" office:date-value="2018-02-02T17:01:30.000002" calcext:value-type="date">
            <text:p>02/02/18 05:01 PM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2T17:01:35" calcext:value-type="date">
            <text:p>02/02/18 05:01 PM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32.917" calcext:value-type="float">
            <text:p>1332.917</text:p>
          </table:table-cell>
          <table:table-cell office:value-type="float" office:value="1332" calcext:value-type="float">
            <text:p>1332</text:p>
          </table:table-cell>
          <table:table-cell table:number-columns-repeated="2" office:value-type="float" office:value="1333.53" calcext:value-type="float">
            <text:p>1333.53</text:p>
          </table:table-cell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39.913" calcext:value-type="float">
            <text:p>1339.913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date" office:date-value="2018-02-02T17:01:40" calcext:value-type="date">
            <text:p>02/02/18 05:01 PM</text:p>
          </table:table-cell>
          <table:table-cell office:value-type="float" office:value="81" calcext:value-type="float">
            <text:p>81</text:p>
          </table:table-cell>
          <table:table-cell office:value-type="float" office:value="201.4965" calcext:value-type="float">
            <text:p>201.4965</text:p>
          </table:table-cell>
          <table:table-cell office:value-type="float" office:value="207.3029" calcext:value-type="float">
            <text:p>207.3029</text:p>
          </table:table-cell>
          <table:table-cell office:value-type="float" office:value="211" calcext:value-type="float">
            <text:p>211</text:p>
          </table:table-cell>
          <table:table-cell office:value-type="float" office:value="201.625" calcext:value-type="float">
            <text:p>201.625</text:p>
          </table:table-cell>
          <table:table-cell office:value-type="float" office:value="207.3713" calcext:value-type="float">
            <text:p>207.3713</text:p>
          </table:table-cell>
          <table:table-cell office:value-type="float" office:value="211" calcext:value-type="float">
            <text:p>2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1.7245" calcext:value-type="float">
            <text:p>201.7245</text:p>
          </table:table-cell>
          <table:table-cell office:value-type="float" office:value="207.4698" calcext:value-type="float">
            <text:p>207.469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18-02-02T17:01:45" calcext:value-type="date">
            <text:p>02/02/18 05:01 PM</text:p>
          </table:table-cell>
          <table:table-cell office:value-type="float" office:value="101" calcext:value-type="float">
            <text:p>101</text:p>
          </table:table-cell>
          <table:table-cell office:value-type="float" office:value="201.937" calcext:value-type="float">
            <text:p>201.937</text:p>
          </table:table-cell>
          <table:table-cell office:value-type="float" office:value="212.0844" calcext:value-type="float">
            <text:p>212.0844</text:p>
          </table:table-cell>
          <table:table-cell office:value-type="float" office:value="219" calcext:value-type="float">
            <text:p>219</text:p>
          </table:table-cell>
          <table:table-cell office:value-type="float" office:value="201.966" calcext:value-type="float">
            <text:p>201.966</text:p>
          </table:table-cell>
          <table:table-cell office:value-type="float" office:value="212.1066" calcext:value-type="float">
            <text:p>212.1066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2.055" calcext:value-type="float">
            <text:p>202.055</text:p>
          </table:table-cell>
          <table:table-cell office:value-type="float" office:value="212.215" calcext:value-type="float">
            <text:p>212.21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date" office:date-value="2018-02-02T17:01:50" calcext:value-type="date">
            <text:p>02/02/18 05:01 PM</text:p>
          </table:table-cell>
          <table:table-cell office:value-type="float" office:value="101" calcext:value-type="float">
            <text:p>101</text:p>
          </table:table-cell>
          <table:table-cell office:value-type="float" office:value="201.16" calcext:value-type="float">
            <text:p>201.16</text:p>
          </table:table-cell>
          <table:table-cell office:value-type="float" office:value="209.8238" calcext:value-type="float">
            <text:p>209.8238</text:p>
          </table:table-cell>
          <table:table-cell office:value-type="float" office:value="239" calcext:value-type="float">
            <text:p>239</text:p>
          </table:table-cell>
          <table:table-cell office:value-type="float" office:value="201.182" calcext:value-type="float">
            <text:p>201.182</text:p>
          </table:table-cell>
          <table:table-cell office:value-type="float" office:value="209.8482" calcext:value-type="float">
            <text:p>209.8482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1.295" calcext:value-type="float">
            <text:p>201.295</text:p>
          </table:table-cell>
          <table:table-cell office:value-type="float" office:value="210.0212" calcext:value-type="float">
            <text:p>210.021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18-02-02T17:01:55.000002" calcext:value-type="date">
            <text:p>02/02/18 05:01 PM</text:p>
          </table:table-cell>
          <table:table-cell office:value-type="float" office:value="101" calcext:value-type="float">
            <text:p>101</text:p>
          </table:table-cell>
          <table:table-cell office:value-type="float" office:value="201.38" calcext:value-type="float">
            <text:p>201.38</text:p>
          </table:table-cell>
          <table:table-cell office:value-type="float" office:value="213.0056" calcext:value-type="float">
            <text:p>213.0056</text:p>
          </table:table-cell>
          <table:table-cell office:value-type="float" office:value="218" calcext:value-type="float">
            <text:p>218</text:p>
          </table:table-cell>
          <table:table-cell office:value-type="float" office:value="201.405" calcext:value-type="float">
            <text:p>201.405</text:p>
          </table:table-cell>
          <table:table-cell office:value-type="float" office:value="213.0284" calcext:value-type="float">
            <text:p>213.0284</text:p>
          </table:table-cell>
          <table:table-cell office:value-type="float" office:value="218" calcext:value-type="float">
            <text:p>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1.513" calcext:value-type="float">
            <text:p>201.513</text:p>
          </table:table-cell>
          <table:table-cell office:value-type="float" office:value="213.1124" calcext:value-type="float">
            <text:p>213.112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18-02-02T17:02:00" calcext:value-type="date">
            <text:p>02/02/18 05:02 PM</text:p>
          </table:table-cell>
          <table:table-cell office:value-type="float" office:value="102" calcext:value-type="float">
            <text:p>102</text:p>
          </table:table-cell>
          <table:table-cell office:value-type="float" office:value="203.549" calcext:value-type="float">
            <text:p>203.549</text:p>
          </table:table-cell>
          <table:table-cell office:value-type="float" office:value="214.6744" calcext:value-type="float">
            <text:p>214.6744</text:p>
          </table:table-cell>
          <table:table-cell office:value-type="float" office:value="217" calcext:value-type="float">
            <text:p>217</text:p>
          </table:table-cell>
          <table:table-cell office:value-type="float" office:value="203.577" calcext:value-type="float">
            <text:p>203.577</text:p>
          </table:table-cell>
          <table:table-cell office:value-type="float" office:value="214.6994" calcext:value-type="float">
            <text:p>214.6994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3.7" calcext:value-type="float">
            <text:p>203.7</text:p>
          </table:table-cell>
          <table:table-cell office:value-type="float" office:value="214.8094" calcext:value-type="float">
            <text:p>214.809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18-02-02T17:02:05" calcext:value-type="date">
            <text:p>02/02/18 05:02 PM</text:p>
          </table:table-cell>
          <table:table-cell office:value-type="float" office:value="102" calcext:value-type="float">
            <text:p>102</text:p>
          </table:table-cell>
          <table:table-cell office:value-type="float" office:value="201.674" calcext:value-type="float">
            <text:p>201.674</text:p>
          </table:table-cell>
          <table:table-cell office:value-type="float" office:value="215.707" calcext:value-type="float">
            <text:p>215.707</text:p>
          </table:table-cell>
          <table:table-cell office:value-type="float" office:value="229" calcext:value-type="float">
            <text:p>229</text:p>
          </table:table-cell>
          <table:table-cell office:value-type="float" office:value="201.699" calcext:value-type="float">
            <text:p>201.699</text:p>
          </table:table-cell>
          <table:table-cell office:value-type="float" office:value="215.7472" calcext:value-type="float">
            <text:p>215.7472</text:p>
          </table:table-cell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1.827" calcext:value-type="float">
            <text:p>201.827</text:p>
          </table:table-cell>
          <table:table-cell office:value-type="float" office:value="215.8848" calcext:value-type="float">
            <text:p>215.884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18-02-02T17:02:10" calcext:value-type="date">
            <text:p>02/02/18 05:02 PM</text:p>
          </table:table-cell>
          <table:table-cell office:value-type="float" office:value="971" calcext:value-type="float">
            <text:p>971</text:p>
          </table:table-cell>
          <table:table-cell office:value-type="float" office:value="250.254" calcext:value-type="float">
            <text:p>250.254</text:p>
          </table:table-cell>
          <table:table-cell office:value-type="float" office:value="341.6526" calcext:value-type="float">
            <text:p>341.6526</text:p>
          </table:table-cell>
          <table:table-cell office:value-type="float" office:value="447" calcext:value-type="float">
            <text:p>447</text:p>
          </table:table-cell>
          <table:table-cell office:value-type="float" office:value="758.118" calcext:value-type="float">
            <text:p>758.118</text:p>
          </table:table-cell>
          <table:table-cell office:value-type="float" office:value="1151.6968" calcext:value-type="float">
            <text:p>1151.6968</text:p>
          </table:table-cell>
          <table:table-cell office:value-type="float" office:value="1281" calcext:value-type="float">
            <text:p>1281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179" calcext:value-type="float">
            <text:p>179</text:p>
          </table:table-cell>
          <table:table-cell office:value-type="float" office:value="757.798" calcext:value-type="float">
            <text:p>757.798</text:p>
          </table:table-cell>
          <table:table-cell office:value-type="float" office:value="1151.4206" calcext:value-type="float">
            <text:p>1151.4206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date" office:date-value="2018-02-02T17:02:15" calcext:value-type="date">
            <text:p>02/02/18 05:02 PM</text:p>
          </table:table-cell>
          <table:table-cell office:value-type="float" office:value="1194" calcext:value-type="float">
            <text:p>1194</text:p>
          </table:table-cell>
          <table:table-cell office:value-type="float" office:value="246.909" calcext:value-type="float">
            <text:p>246.909</text:p>
          </table:table-cell>
          <table:table-cell office:value-type="float" office:value="370.2616" calcext:value-type="float">
            <text:p>370.2616</text:p>
          </table:table-cell>
          <table:table-cell office:value-type="float" office:value="445" calcext:value-type="float">
            <text:p>445</text:p>
          </table:table-cell>
          <table:table-cell office:value-type="float" office:value="1936.681" calcext:value-type="float">
            <text:p>1936.681</text:p>
          </table:table-cell>
          <table:table-cell office:value-type="float" office:value="2434.7124" calcext:value-type="float">
            <text:p>2434.7124</text:p>
          </table:table-cell>
          <table:table-cell office:value-type="float" office:value="2590" calcext:value-type="float">
            <text:p>2590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223" calcext:value-type="float">
            <text:p>223</text:p>
          </table:table-cell>
          <table:table-cell office:value-type="float" office:value="1936.472" calcext:value-type="float">
            <text:p>1936.472</text:p>
          </table:table-cell>
          <table:table-cell office:value-type="float" office:value="2434.6542" calcext:value-type="float">
            <text:p>2434.6542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date" office:date-value="2018-02-02T17:02:20" calcext:value-type="date">
            <text:p>02/02/18 05:02 PM</text:p>
          </table:table-cell>
          <table:table-cell office:value-type="float" office:value="1201" calcext:value-type="float">
            <text:p>1201</text:p>
          </table:table-cell>
          <table:table-cell office:value-type="float" office:value="247.2985" calcext:value-type="float">
            <text:p>247.2985</text:p>
          </table:table-cell>
          <table:table-cell office:value-type="float" office:value="381.4959" calcext:value-type="float">
            <text:p>381.4959</text:p>
          </table:table-cell>
          <table:table-cell office:value-type="float" office:value="500" calcext:value-type="float">
            <text:p>500</text:p>
          </table:table-cell>
          <table:table-cell office:value-type="float" office:value="3204.0945" calcext:value-type="float">
            <text:p>3204.0945</text:p>
          </table:table-cell>
          <table:table-cell office:value-type="float" office:value="3715.0967" calcext:value-type="float">
            <text:p>3715.0967</text:p>
          </table:table-cell>
          <table:table-cell office:value-type="float" office:value="3888" calcext:value-type="float">
            <text:p>388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22" calcext:value-type="float">
            <text:p>222</text:p>
          </table:table-cell>
          <table:table-cell office:value-type="float" office:value="3203.892" calcext:value-type="float">
            <text:p>3203.892</text:p>
          </table:table-cell>
          <table:table-cell office:value-type="float" office:value="3714.8585" calcext:value-type="float">
            <text:p>3714.8585</text:p>
          </table:table-cell>
          <table:table-cell office:value-type="float" office:value="3887" calcext:value-type="float">
            <text:p>3887</text:p>
          </table:table-cell>
        </table:table-row>
        <table:table-row table:style-name="ro1">
          <table:table-cell office:value-type="date" office:date-value="2018-02-02T17:02:25" calcext:value-type="date">
            <text:p>02/02/18 05:02 PM</text:p>
          </table:table-cell>
          <table:table-cell office:value-type="float" office:value="1197" calcext:value-type="float">
            <text:p>1197</text:p>
          </table:table-cell>
          <table:table-cell office:value-type="float" office:value="247.3425" calcext:value-type="float">
            <text:p>247.3425</text:p>
          </table:table-cell>
          <table:table-cell office:value-type="float" office:value="359.216" calcext:value-type="float">
            <text:p>359.216</text:p>
          </table:table-cell>
          <table:table-cell office:value-type="float" office:value="495" calcext:value-type="float">
            <text:p>495</text:p>
          </table:table-cell>
          <table:table-cell office:value-type="float" office:value="4519.1405" calcext:value-type="float">
            <text:p>4519.1405</text:p>
          </table:table-cell>
          <table:table-cell office:value-type="float" office:value="4998.6851" calcext:value-type="float">
            <text:p>4998.6851</text:p>
          </table:table-cell>
          <table:table-cell office:value-type="float" office:value="5204" calcext:value-type="float">
            <text:p>520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224" calcext:value-type="float">
            <text:p>224</text:p>
          </table:table-cell>
          <table:table-cell office:value-type="float" office:value="4518.8735" calcext:value-type="float">
            <text:p>4518.8735</text:p>
          </table:table-cell>
          <table:table-cell office:value-type="float" office:value="4998.4788" calcext:value-type="float">
            <text:p>4998.4788</text:p>
          </table:table-cell>
          <table:table-cell office:value-type="float" office:value="5204" calcext:value-type="float">
            <text:p>5204</text:p>
          </table:table-cell>
        </table:table-row>
        <table:table-row table:style-name="ro1">
          <table:table-cell office:value-type="date" office:date-value="2018-02-02T17:02:30" calcext:value-type="date">
            <text:p>02/02/18 05:02 PM</text:p>
          </table:table-cell>
          <table:table-cell office:value-type="float" office:value="1197" calcext:value-type="float">
            <text:p>1197</text:p>
          </table:table-cell>
          <table:table-cell office:value-type="float" office:value="246.552" calcext:value-type="float">
            <text:p>246.552</text:p>
          </table:table-cell>
          <table:table-cell office:value-type="float" office:value="378.4597" calcext:value-type="float">
            <text:p>378.4597</text:p>
          </table:table-cell>
          <table:table-cell office:value-type="float" office:value="411" calcext:value-type="float">
            <text:p>411</text:p>
          </table:table-cell>
          <table:table-cell office:value-type="float" office:value="5756.9745" calcext:value-type="float">
            <text:p>5756.9745</text:p>
          </table:table-cell>
          <table:table-cell office:value-type="float" office:value="6283.3423" calcext:value-type="float">
            <text:p>6283.3423</text:p>
          </table:table-cell>
          <table:table-cell office:value-type="float" office:value="6474" calcext:value-type="float">
            <text:p>647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22" calcext:value-type="float">
            <text:p>222</text:p>
          </table:table-cell>
          <table:table-cell office:value-type="float" office:value="5756.7465" calcext:value-type="float">
            <text:p>5756.7465</text:p>
          </table:table-cell>
          <table:table-cell office:value-type="float" office:value="6283.3395" calcext:value-type="float">
            <text:p>6283.3395</text:p>
          </table:table-cell>
          <table:table-cell office:value-type="float" office:value="6474" calcext:value-type="float">
            <text:p>6474</text:p>
          </table:table-cell>
        </table:table-row>
        <table:table-row table:style-name="ro1">
          <table:table-cell office:value-type="date" office:date-value="2018-02-02T17:02:35" calcext:value-type="date">
            <text:p>02/02/18 05:02 PM</text:p>
          </table:table-cell>
          <table:table-cell office:value-type="float" office:value="1196" calcext:value-type="float">
            <text:p>1196</text:p>
          </table:table-cell>
          <table:table-cell office:value-type="float" office:value="246.545" calcext:value-type="float">
            <text:p>246.545</text:p>
          </table:table-cell>
          <table:table-cell office:value-type="float" office:value="382.1669" calcext:value-type="float">
            <text:p>382.1669</text:p>
          </table:table-cell>
          <table:table-cell office:value-type="float" office:value="407" calcext:value-type="float">
            <text:p>407</text:p>
          </table:table-cell>
          <table:table-cell office:value-type="float" office:value="7076.4045" calcext:value-type="float">
            <text:p>7076.4045</text:p>
          </table:table-cell>
          <table:table-cell office:value-type="float" office:value="7598.9089" calcext:value-type="float">
            <text:p>7598.9089</text:p>
          </table:table-cell>
          <table:table-cell office:value-type="float" office:value="7786" calcext:value-type="float">
            <text:p>7786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float" office:value="220" calcext:value-type="float">
            <text:p>220</text:p>
          </table:table-cell>
          <table:table-cell office:value-type="float" office:value="7075.8475" calcext:value-type="float">
            <text:p>7075.8475</text:p>
          </table:table-cell>
          <table:table-cell office:value-type="float" office:value="7598.7493" calcext:value-type="float">
            <text:p>7598.7493</text:p>
          </table:table-cell>
          <table:table-cell office:value-type="float" office:value="7785" calcext:value-type="float">
            <text:p>7785</text:p>
          </table:table-cell>
        </table:table-row>
        <table:table-row table:style-name="ro1">
          <table:table-cell office:value-type="date" office:date-value="2018-02-02T17:02:40" calcext:value-type="date">
            <text:p>02/02/18 05:02 PM</text:p>
          </table:table-cell>
          <table:table-cell office:value-type="float" office:value="1207" calcext:value-type="float">
            <text:p>1207</text:p>
          </table:table-cell>
          <table:table-cell office:value-type="float" office:value="244.303" calcext:value-type="float">
            <text:p>244.303</text:p>
          </table:table-cell>
          <table:table-cell office:value-type="float" office:value="311.2507" calcext:value-type="float">
            <text:p>311.2507</text:p>
          </table:table-cell>
          <table:table-cell office:value-type="float" office:value="421" calcext:value-type="float">
            <text:p>421</text:p>
          </table:table-cell>
          <table:table-cell office:value-type="float" office:value="8243.865" calcext:value-type="float">
            <text:p>8243.865</text:p>
          </table:table-cell>
          <table:table-cell office:value-type="float" office:value="8725.014" calcext:value-type="float">
            <text:p>8725.014</text:p>
          </table:table-cell>
          <table:table-cell office:value-type="float" office:value="8881" calcext:value-type="float">
            <text:p>888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234" calcext:value-type="float">
            <text:p>234</text:p>
          </table:table-cell>
          <table:table-cell office:value-type="float" office:value="8243.759" calcext:value-type="float">
            <text:p>8243.759</text:p>
          </table:table-cell>
          <table:table-cell office:value-type="float" office:value="8724.8449" calcext:value-type="float">
            <text:p>8724.8449</text:p>
          </table:table-cell>
          <table:table-cell office:value-type="float" office:value="8880" calcext:value-type="float">
            <text:p>8880</text:p>
          </table:table-cell>
        </table:table-row>
        <table:table-row table:style-name="ro1">
          <table:table-cell office:value-type="date" office:date-value="2018-02-02T17:02:45" calcext:value-type="date">
            <text:p>02/02/18 05:02 PM</text:p>
          </table:table-cell>
          <table:table-cell office:value-type="float" office:value="1207" calcext:value-type="float">
            <text:p>1207</text:p>
          </table:table-cell>
          <table:table-cell office:value-type="float" office:value="244.7325" calcext:value-type="float">
            <text:p>244.7325</text:p>
          </table:table-cell>
          <table:table-cell office:value-type="float" office:value="352.4876" calcext:value-type="float">
            <text:p>352.4876</text:p>
          </table:table-cell>
          <table:table-cell office:value-type="float" office:value="444" calcext:value-type="float">
            <text:p>444</text:p>
          </table:table-cell>
          <table:table-cell office:value-type="float" office:value="9479.4385" calcext:value-type="float">
            <text:p>9479.4385</text:p>
          </table:table-cell>
          <table:table-cell office:value-type="float" office:value="9928.9636" calcext:value-type="float">
            <text:p>9928.9636</text:p>
          </table:table-cell>
          <table:table-cell office:value-type="float" office:value="10024" calcext:value-type="float">
            <text:p>10024</text:p>
          </table:table-cell>
          <table:table-cell table:number-columns-repeated="3" office:value-type="float" office:value="97" calcext:value-type="float">
            <text:p>97</text:p>
          </table:table-cell>
          <table:table-cell office:value-type="float" office:value="230" calcext:value-type="float">
            <text:p>230</text:p>
          </table:table-cell>
          <table:table-cell office:value-type="float" office:value="9479.286" calcext:value-type="float">
            <text:p>9479.286</text:p>
          </table:table-cell>
          <table:table-cell office:value-type="float" office:value="9928.6696" calcext:value-type="float">
            <text:p>9928.6696</text:p>
          </table:table-cell>
          <table:table-cell office:value-type="float" office:value="10024" calcext:value-type="float">
            <text:p>10024</text:p>
          </table:table-cell>
        </table:table-row>
        <table:table-row table:style-name="ro1">
          <table:table-cell office:value-type="date" office:date-value="2018-02-02T17:02:50" calcext:value-type="date">
            <text:p>02/02/18 05:02 PM</text:p>
          </table:table-cell>
          <table:table-cell office:value-type="float" office:value="1176" calcext:value-type="float">
            <text:p>1176</text:p>
          </table:table-cell>
          <table:table-cell office:value-type="float" office:value="245.4625" calcext:value-type="float">
            <text:p>245.4625</text:p>
          </table:table-cell>
          <table:table-cell office:value-type="float" office:value="374.1121" calcext:value-type="float">
            <text:p>374.1121</text:p>
          </table:table-cell>
          <table:table-cell office:value-type="float" office:value="449" calcext:value-type="float">
            <text:p>449</text:p>
          </table:table-cell>
          <table:table-cell office:value-type="float" office:value="10100.8375" calcext:value-type="float">
            <text:p>10100.8375</text:p>
          </table:table-cell>
          <table:table-cell office:value-type="float" office:value="10250.7258" calcext:value-type="float">
            <text:p>10250.7258</text:p>
          </table:table-cell>
          <table:table-cell office:value-type="float" office:value="10412" calcext:value-type="float">
            <text:p>10412</text:p>
          </table:table-cell>
          <table:table-cell table:number-columns-repeated="3" office:value-type="float" office:value="97" calcext:value-type="float">
            <text:p>97</text:p>
          </table:table-cell>
          <table:table-cell office:value-type="float" office:value="224" calcext:value-type="float">
            <text:p>224</text:p>
          </table:table-cell>
          <table:table-cell office:value-type="float" office:value="10100.376" calcext:value-type="float">
            <text:p>10100.376</text:p>
          </table:table-cell>
          <table:table-cell office:value-type="float" office:value="10250.6146" calcext:value-type="float">
            <text:p>10250.6146</text:p>
          </table:table-cell>
          <table:table-cell office:value-type="float" office:value="10412" calcext:value-type="float">
            <text:p>10412</text:p>
          </table:table-cell>
        </table:table-row>
        <table:table-row table:style-name="ro1">
          <table:table-cell office:value-type="date" office:date-value="2018-02-02T17:02:55" calcext:value-type="date">
            <text:p>02/02/18 05:02 PM</text:p>
          </table:table-cell>
          <table:table-cell office:value-type="float" office:value="1210" calcext:value-type="float">
            <text:p>1210</text:p>
          </table:table-cell>
          <table:table-cell office:value-type="float" office:value="245.0515" calcext:value-type="float">
            <text:p>245.0515</text:p>
          </table:table-cell>
          <table:table-cell office:value-type="float" office:value="379.4857" calcext:value-type="float">
            <text:p>379.4857</text:p>
          </table:table-cell>
          <table:table-cell office:value-type="float" office:value="461" calcext:value-type="float">
            <text:p>461</text:p>
          </table:table-cell>
          <table:table-cell office:value-type="float" office:value="9507.318" calcext:value-type="float">
            <text:p>9507.318</text:p>
          </table:table-cell>
          <table:table-cell office:value-type="float" office:value="9725.0151" calcext:value-type="float">
            <text:p>9725.0151</text:p>
          </table:table-cell>
          <table:table-cell office:value-type="float" office:value="9939" calcext:value-type="float">
            <text:p>9939</text:p>
          </table:table-cell>
          <table:table-cell table:number-columns-repeated="3" office:value-type="float" office:value="97" calcext:value-type="float">
            <text:p>97</text:p>
          </table:table-cell>
          <table:table-cell office:value-type="float" office:value="222" calcext:value-type="float">
            <text:p>222</text:p>
          </table:table-cell>
          <table:table-cell office:value-type="float" office:value="9506.3435" calcext:value-type="float">
            <text:p>9506.3435</text:p>
          </table:table-cell>
          <table:table-cell office:value-type="float" office:value="9724.0959" calcext:value-type="float">
            <text:p>9724.0959</text:p>
          </table:table-cell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date" office:date-value="2018-02-02T17:03:00" calcext:value-type="date">
            <text:p>02/02/18 05:03 PM</text:p>
          </table:table-cell>
          <table:table-cell office:value-type="float" office:value="1198" calcext:value-type="float">
            <text:p>1198</text:p>
          </table:table-cell>
          <table:table-cell office:value-type="float" office:value="245.274" calcext:value-type="float">
            <text:p>245.274</text:p>
          </table:table-cell>
          <table:table-cell office:value-type="float" office:value="375.4709" calcext:value-type="float">
            <text:p>375.4709</text:p>
          </table:table-cell>
          <table:table-cell office:value-type="float" office:value="454" calcext:value-type="float">
            <text:p>454</text:p>
          </table:table-cell>
          <table:table-cell office:value-type="float" office:value="8906.05" calcext:value-type="float">
            <text:p>8906.05</text:p>
          </table:table-cell>
          <table:table-cell office:value-type="float" office:value="9175.6393" calcext:value-type="float">
            <text:p>9175.6393</text:p>
          </table:table-cell>
          <table:table-cell office:value-type="float" office:value="9373" calcext:value-type="float">
            <text:p>9373</text:p>
          </table:table-cell>
          <table:table-cell table:number-columns-repeated="3" office:value-type="float" office:value="97" calcext:value-type="float">
            <text:p>97</text:p>
          </table:table-cell>
          <table:table-cell office:value-type="float" office:value="224" calcext:value-type="float">
            <text:p>224</text:p>
          </table:table-cell>
          <table:table-cell office:value-type="float" office:value="8905.411" calcext:value-type="float">
            <text:p>8905.411</text:p>
          </table:table-cell>
          <table:table-cell office:value-type="float" office:value="9174.9753" calcext:value-type="float">
            <text:p>9174.9753</text:p>
          </table:table-cell>
          <table:table-cell office:value-type="float" office:value="9373" calcext:value-type="float">
            <text:p>9373</text:p>
          </table:table-cell>
        </table:table-row>
        <table:table-row table:style-name="ro1">
          <table:table-cell office:value-type="date" office:date-value="2018-02-02T17:03:05" calcext:value-type="date">
            <text:p>02/02/18 05:03 PM</text:p>
          </table:table-cell>
          <table:table-cell office:value-type="float" office:value="1209" calcext:value-type="float">
            <text:p>1209</text:p>
          </table:table-cell>
          <table:table-cell office:value-type="float" office:value="244.499" calcext:value-type="float">
            <text:p>244.499</text:p>
          </table:table-cell>
          <table:table-cell office:value-type="float" office:value="380.0148" calcext:value-type="float">
            <text:p>380.0148</text:p>
          </table:table-cell>
          <table:table-cell office:value-type="float" office:value="439" calcext:value-type="float">
            <text:p>439</text:p>
          </table:table-cell>
          <table:table-cell office:value-type="float" office:value="8358.012" calcext:value-type="float">
            <text:p>8358.012</text:p>
          </table:table-cell>
          <table:table-cell office:value-type="float" office:value="8589.7576" calcext:value-type="float">
            <text:p>8589.7576</text:p>
          </table:table-cell>
          <table:table-cell office:value-type="float" office:value="8800" calcext:value-type="float">
            <text:p>8800</text:p>
          </table:table-cell>
          <table:table-cell table:number-columns-repeated="3" office:value-type="float" office:value="97" calcext:value-type="float">
            <text:p>97</text:p>
          </table:table-cell>
          <table:table-cell office:value-type="float" office:value="223" calcext:value-type="float">
            <text:p>223</text:p>
          </table:table-cell>
          <table:table-cell office:value-type="float" office:value="8357.749" calcext:value-type="float">
            <text:p>8357.749</text:p>
          </table:table-cell>
          <table:table-cell office:value-type="float" office:value="8589.7886" calcext:value-type="float">
            <text:p>8589.7886</text:p>
          </table:table-cell>
          <table:table-cell office:value-type="float" office:value="8799" calcext:value-type="float">
            <text:p>8799</text:p>
          </table:table-cell>
        </table:table-row>
        <table:table-row table:style-name="ro1">
          <table:table-cell office:value-type="date" office:date-value="2018-02-02T17:03:10" calcext:value-type="date">
            <text:p>02/02/18 05:03 PM</text:p>
          </table:table-cell>
          <table:table-cell office:value-type="float" office:value="1196" calcext:value-type="float">
            <text:p>1196</text:p>
          </table:table-cell>
          <table:table-cell office:value-type="float" office:value="243.9105" calcext:value-type="float">
            <text:p>243.9105</text:p>
          </table:table-cell>
          <table:table-cell office:value-type="float" office:value="372.7511" calcext:value-type="float">
            <text:p>372.7511</text:p>
          </table:table-cell>
          <table:table-cell office:value-type="float" office:value="460" calcext:value-type="float">
            <text:p>460</text:p>
          </table:table-cell>
          <table:table-cell office:value-type="float" office:value="7806.718" calcext:value-type="float">
            <text:p>7806.718</text:p>
          </table:table-cell>
          <table:table-cell office:value-type="float" office:value="8051.2649" calcext:value-type="float">
            <text:p>8051.2649</text:p>
          </table:table-cell>
          <table:table-cell office:value-type="float" office:value="8217" calcext:value-type="float">
            <text:p>821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224" calcext:value-type="float">
            <text:p>224</text:p>
          </table:table-cell>
          <table:table-cell office:value-type="float" office:value="7806.504" calcext:value-type="float">
            <text:p>7806.504</text:p>
          </table:table-cell>
          <table:table-cell office:value-type="float" office:value="8051.0752" calcext:value-type="float">
            <text:p>8051.0752</text:p>
          </table:table-cell>
          <table:table-cell office:value-type="float" office:value="8216" calcext:value-type="float">
            <text:p>8216</text:p>
          </table:table-cell>
        </table:table-row>
        <table:table-row table:style-name="ro1">
          <table:table-cell office:value-type="date" office:date-value="2018-02-02T17:03:15" calcext:value-type="date">
            <text:p>02/02/18 05:03 PM</text:p>
          </table:table-cell>
          <table:table-cell office:value-type="float" office:value="918" calcext:value-type="float">
            <text:p>918</text:p>
          </table:table-cell>
          <table:table-cell office:value-type="float" office:value="243.368" calcext:value-type="float">
            <text:p>243.368</text:p>
          </table:table-cell>
          <table:table-cell office:value-type="float" office:value="375.4352" calcext:value-type="float">
            <text:p>375.4352</text:p>
          </table:table-cell>
          <table:table-cell office:value-type="float" office:value="411" calcext:value-type="float">
            <text:p>411</text:p>
          </table:table-cell>
          <table:table-cell office:value-type="float" office:value="7247.199" calcext:value-type="float">
            <text:p>7247.199</text:p>
          </table:table-cell>
          <table:table-cell office:value-type="float" office:value="7436.2056" calcext:value-type="float">
            <text:p>7436.2056</text:p>
          </table:table-cell>
          <table:table-cell office:value-type="float" office:value="7609" calcext:value-type="float">
            <text:p>7609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float" office:value="179" calcext:value-type="float">
            <text:p>179</text:p>
          </table:table-cell>
          <table:table-cell office:value-type="float" office:value="7247.205" calcext:value-type="float">
            <text:p>7247.205</text:p>
          </table:table-cell>
          <table:table-cell office:value-type="float" office:value="7435.8276" calcext:value-type="float">
            <text:p>7435.8276</text:p>
          </table:table-cell>
          <table:table-cell office:value-type="float" office:value="7609" calcext:value-type="float">
            <text:p>7609</text:p>
          </table:table-cell>
        </table:table-row>
        <table:table-row table:style-name="ro1">
          <table:table-cell office:value-type="date" office:date-value="2018-02-02T17:03:20" calcext:value-type="date">
            <text:p>02/02/18 05:03 PM</text:p>
          </table:table-cell>
          <table:table-cell office:value-type="float" office:value="100" calcext:value-type="float">
            <text:p>100</text:p>
          </table:table-cell>
          <table:table-cell office:value-type="float" office:value="201.385" calcext:value-type="float">
            <text:p>201.385</text:p>
          </table:table-cell>
          <table:table-cell office:value-type="float" office:value="207.6096" calcext:value-type="float">
            <text:p>207.6096</text:p>
          </table:table-cell>
          <table:table-cell office:value-type="float" office:value="215" calcext:value-type="float">
            <text:p>215</text:p>
          </table:table-cell>
          <table:table-cell office:value-type="float" office:value="201.401" calcext:value-type="float">
            <text:p>201.401</text:p>
          </table:table-cell>
          <table:table-cell office:value-type="float" office:value="207.6282" calcext:value-type="float">
            <text:p>207.6282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1.482" calcext:value-type="float">
            <text:p>201.482</text:p>
          </table:table-cell>
          <table:table-cell office:value-type="float" office:value="207.7038" calcext:value-type="float">
            <text:p>207.703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18-02-02T17:03:25" calcext:value-type="date">
            <text:p>02/02/18 05:03 PM</text:p>
          </table:table-cell>
          <table:table-cell office:value-type="float" office:value="101" calcext:value-type="float">
            <text:p>101</text:p>
          </table:table-cell>
          <table:table-cell office:value-type="float" office:value="202.244" calcext:value-type="float">
            <text:p>202.244</text:p>
          </table:table-cell>
          <table:table-cell office:value-type="float" office:value="212.871" calcext:value-type="float">
            <text:p>212.871</text:p>
          </table:table-cell>
          <table:table-cell office:value-type="float" office:value="226" calcext:value-type="float">
            <text:p>226</text:p>
          </table:table-cell>
          <table:table-cell office:value-type="float" office:value="202.262" calcext:value-type="float">
            <text:p>202.262</text:p>
          </table:table-cell>
          <table:table-cell office:value-type="float" office:value="212.8918" calcext:value-type="float">
            <text:p>212.8918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2.456" calcext:value-type="float">
            <text:p>202.456</text:p>
          </table:table-cell>
          <table:table-cell office:value-type="float" office:value="213.009" calcext:value-type="float">
            <text:p>213.00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18-02-02T17:03:30" calcext:value-type="date">
            <text:p>02/02/18 05:03 PM</text:p>
          </table:table-cell>
          <table:table-cell office:value-type="float" office:value="100" calcext:value-type="float">
            <text:p>100</text:p>
          </table:table-cell>
          <table:table-cell office:value-type="float" office:value="200.952" calcext:value-type="float">
            <text:p>200.952</text:p>
          </table:table-cell>
          <table:table-cell office:value-type="float" office:value="211.7428" calcext:value-type="float">
            <text:p>211.7428</text:p>
          </table:table-cell>
          <table:table-cell office:value-type="float" office:value="223" calcext:value-type="float">
            <text:p>223</text:p>
          </table:table-cell>
          <table:table-cell office:value-type="float" office:value="200.972" calcext:value-type="float">
            <text:p>200.972</text:p>
          </table:table-cell>
          <table:table-cell office:value-type="float" office:value="211.7604" calcext:value-type="float">
            <text:p>211.7604</text:p>
          </table:table-cell>
          <table:table-cell office:value-type="float" office:value="223" calcext:value-type="float">
            <text:p>2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1.039" calcext:value-type="float">
            <text:p>201.039</text:p>
          </table:table-cell>
          <table:table-cell office:value-type="float" office:value="211.8556" calcext:value-type="float">
            <text:p>211.855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18-02-02T17:03:35" calcext:value-type="date">
            <text:p>02/02/18 05:03 PM</text:p>
          </table:table-cell>
          <table:table-cell office:value-type="float" office:value="101" calcext:value-type="float">
            <text:p>101</text:p>
          </table:table-cell>
          <table:table-cell office:value-type="float" office:value="201.114" calcext:value-type="float">
            <text:p>201.114</text:p>
          </table:table-cell>
          <table:table-cell office:value-type="float" office:value="217.5504" calcext:value-type="float">
            <text:p>217.5504</text:p>
          </table:table-cell>
          <table:table-cell office:value-type="float" office:value="226" calcext:value-type="float">
            <text:p>226</text:p>
          </table:table-cell>
          <table:table-cell office:value-type="float" office:value="201.137" calcext:value-type="float">
            <text:p>201.137</text:p>
          </table:table-cell>
          <table:table-cell office:value-type="float" office:value="217.5998" calcext:value-type="float">
            <text:p>217.5998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1.201" calcext:value-type="float">
            <text:p>201.201</text:p>
          </table:table-cell>
          <table:table-cell office:value-type="float" office:value="217.7532" calcext:value-type="float">
            <text:p>217.753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18-02-02T17:03:40" calcext:value-type="date">
            <text:p>02/02/18 05:03 PM</text:p>
          </table:table-cell>
          <table:table-cell office:value-type="float" office:value="990" calcext:value-type="float">
            <text:p>990</text:p>
          </table:table-cell>
          <table:table-cell office:value-type="float" office:value="250.08" calcext:value-type="float">
            <text:p>250.08</text:p>
          </table:table-cell>
          <table:table-cell office:value-type="float" office:value="378.689" calcext:value-type="float">
            <text:p>378.689</text:p>
          </table:table-cell>
          <table:table-cell office:value-type="float" office:value="461" calcext:value-type="float">
            <text:p>461</text:p>
          </table:table-cell>
          <table:table-cell office:value-type="float" office:value="1696.416" calcext:value-type="float">
            <text:p>1696.416</text:p>
          </table:table-cell>
          <table:table-cell office:value-type="float" office:value="3005.099" calcext:value-type="float">
            <text:p>3005.099</text:p>
          </table:table-cell>
          <table:table-cell office:value-type="float" office:value="3291" calcext:value-type="float">
            <text:p>3291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181" calcext:value-type="float">
            <text:p>181</text:p>
          </table:table-cell>
          <table:table-cell office:value-type="float" office:value="1696.399" calcext:value-type="float">
            <text:p>1696.399</text:p>
          </table:table-cell>
          <table:table-cell office:value-type="float" office:value="3004.838" calcext:value-type="float">
            <text:p>3004.838</text:p>
          </table:table-cell>
          <table:table-cell office:value-type="float" office:value="3291" calcext:value-type="float">
            <text:p>3291</text:p>
          </table:table-cell>
        </table:table-row>
        <table:table-row table:style-name="ro1">
          <table:table-cell office:value-type="date" office:date-value="2018-02-02T17:03:50" calcext:value-type="date">
            <text:p>02/02/18 05:03 PM</text:p>
          </table:table-cell>
          <table:table-cell office:value-type="float" office:value="1201" calcext:value-type="float">
            <text:p>1201</text:p>
          </table:table-cell>
          <table:table-cell office:value-type="float" office:value="243.8495" calcext:value-type="float">
            <text:p>243.8495</text:p>
          </table:table-cell>
          <table:table-cell office:value-type="float" office:value="371.3784" calcext:value-type="float">
            <text:p>371.3784</text:p>
          </table:table-cell>
          <table:table-cell office:value-type="float" office:value="411" calcext:value-type="float">
            <text:p>411</text:p>
          </table:table-cell>
          <table:table-cell office:value-type="float" office:value="9113.8225" calcext:value-type="float">
            <text:p>9113.8225</text:p>
          </table:table-cell>
          <table:table-cell office:value-type="float" office:value="10609.7784" calcext:value-type="float">
            <text:p>10609.7784</text:p>
          </table:table-cell>
          <table:table-cell office:value-type="float" office:value="10982" calcext:value-type="float">
            <text:p>10982</text:p>
          </table:table-cell>
          <table:table-cell table:number-columns-repeated="3" office:value-type="float" office:value="97" calcext:value-type="float">
            <text:p>97</text:p>
          </table:table-cell>
          <table:table-cell office:value-type="float" office:value="228" calcext:value-type="float">
            <text:p>228</text:p>
          </table:table-cell>
          <table:table-cell office:value-type="float" office:value="9113.803" calcext:value-type="float">
            <text:p>9113.803</text:p>
          </table:table-cell>
          <table:table-cell office:value-type="float" office:value="10609.7877" calcext:value-type="float">
            <text:p>10609.7877</text:p>
          </table:table-cell>
          <table:table-cell office:value-type="float" office:value="10982" calcext:value-type="float">
            <text:p>10982</text:p>
          </table:table-cell>
        </table:table-row>
        <table:table-row table:style-name="ro1">
          <table:table-cell office:value-type="date" office:date-value="2018-02-02T17:03:55" calcext:value-type="date">
            <text:p>02/02/18 05:03 PM</text:p>
          </table:table-cell>
          <table:table-cell office:value-type="float" office:value="1200" calcext:value-type="float">
            <text:p>1200</text:p>
          </table:table-cell>
          <table:table-cell office:value-type="float" office:value="242.895" calcext:value-type="float">
            <text:p>242.895</text:p>
          </table:table-cell>
          <table:table-cell office:value-type="float" office:value="376.5693" calcext:value-type="float">
            <text:p>376.5693</text:p>
          </table:table-cell>
          <table:table-cell office:value-type="float" office:value="403" calcext:value-type="float">
            <text:p>403</text:p>
          </table:table-cell>
          <table:table-cell office:value-type="float" office:value="12959.692" calcext:value-type="float">
            <text:p>12959.692</text:p>
          </table:table-cell>
          <table:table-cell office:value-type="float" office:value="14479.881" calcext:value-type="float">
            <text:p>14479.881</text:p>
          </table:table-cell>
          <table:table-cell office:value-type="float" office:value="14912" calcext:value-type="float">
            <text:p>14912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224" calcext:value-type="float">
            <text:p>224</text:p>
          </table:table-cell>
          <table:table-cell office:value-type="float" office:value="12959.68" calcext:value-type="float">
            <text:p>12959.68</text:p>
          </table:table-cell>
          <table:table-cell office:value-type="float" office:value="14479.8728" calcext:value-type="float">
            <text:p>14479.8728</text:p>
          </table:table-cell>
          <table:table-cell office:value-type="float" office:value="14912" calcext:value-type="float">
            <text:p>14912</text:p>
          </table:table-cell>
        </table:table-row>
        <table:table-row table:style-name="ro1">
          <table:table-cell office:value-type="date" office:date-value="2018-02-02T17:04:00" calcext:value-type="date">
            <text:p>02/02/18 05:04 PM</text:p>
          </table:table-cell>
          <table:table-cell office:value-type="float" office:value="1204" calcext:value-type="float">
            <text:p>1204</text:p>
          </table:table-cell>
          <table:table-cell office:value-type="float" office:value="244.843" calcext:value-type="float">
            <text:p>244.843</text:p>
          </table:table-cell>
          <table:table-cell office:value-type="float" office:value="381.9856" calcext:value-type="float">
            <text:p>381.9856</text:p>
          </table:table-cell>
          <table:table-cell office:value-type="float" office:value="457" calcext:value-type="float">
            <text:p>457</text:p>
          </table:table-cell>
          <table:table-cell office:value-type="float" office:value="15767.557" calcext:value-type="float">
            <text:p>15767.557</text:p>
          </table:table-cell>
          <table:table-cell office:value-type="float" office:value="17208.2615" calcext:value-type="float">
            <text:p>17208.2615</text:p>
          </table:table-cell>
          <table:table-cell office:value-type="float" office:value="17567" calcext:value-type="float">
            <text:p>17567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224" calcext:value-type="float">
            <text:p>224</text:p>
          </table:table-cell>
          <table:table-cell office:value-type="float" office:value="15767.4935" calcext:value-type="float">
            <text:p>15767.4935</text:p>
          </table:table-cell>
          <table:table-cell office:value-type="float" office:value="17208.236" calcext:value-type="float">
            <text:p>17208.236</text:p>
          </table:table-cell>
          <table:table-cell office:value-type="float" office:value="17567" calcext:value-type="float">
            <text:p>17567</text:p>
          </table:table-cell>
        </table:table-row>
        <table:table-row table:style-name="ro1">
          <table:table-cell office:value-type="date" office:date-value="2018-02-02T17:04:05" calcext:value-type="date">
            <text:p>02/02/18 05:04 PM</text:p>
          </table:table-cell>
          <table:table-cell office:value-type="float" office:value="217" calcext:value-type="float">
            <text:p>217</text:p>
          </table:table-cell>
          <table:table-cell office:value-type="float" office:value="231.9" calcext:value-type="float">
            <text:p>231.9</text:p>
          </table:table-cell>
          <table:table-cell office:value-type="float" office:value="335.109" calcext:value-type="float">
            <text:p>335.109</text:p>
          </table:table-cell>
          <table:table-cell office:value-type="float" office:value="384" calcext:value-type="float">
            <text:p>384</text:p>
          </table:table-cell>
          <table:table-cell office:value-type="float" office:value="662.119" calcext:value-type="float">
            <text:p>662.119</text:p>
          </table:table-cell>
          <table:table-cell office:value-type="float" office:value="4047.607" calcext:value-type="float">
            <text:p>4047.607</text:p>
          </table:table-cell>
          <table:table-cell office:value-type="float" office:value="4934" calcext:value-type="float">
            <text:p>4934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662.166" calcext:value-type="float">
            <text:p>662.166</text:p>
          </table:table-cell>
          <table:table-cell office:value-type="float" office:value="4047.6064" calcext:value-type="float">
            <text:p>4047.6064</text:p>
          </table:table-cell>
          <table:table-cell office:value-type="float" office:value="4934" calcext:value-type="float">
            <text:p>4934</text:p>
          </table:table-cell>
        </table:table-row>
        <table:table-row table:style-name="ro1">
          <table:table-cell office:value-type="date" office:date-value="2018-02-02T17:04:10" calcext:value-type="date">
            <text:p>02/02/18 05:04 PM</text:p>
          </table:table-cell>
          <table:table-cell office:value-type="float" office:value="101" calcext:value-type="float">
            <text:p>101</text:p>
          </table:table-cell>
          <table:table-cell office:value-type="float" office:value="200.779" calcext:value-type="float">
            <text:p>200.779</text:p>
          </table:table-cell>
          <table:table-cell office:value-type="float" office:value="210.2358" calcext:value-type="float">
            <text:p>210.2358</text:p>
          </table:table-cell>
          <table:table-cell office:value-type="float" office:value="227" calcext:value-type="float">
            <text:p>227</text:p>
          </table:table-cell>
          <table:table-cell office:value-type="float" office:value="200.795" calcext:value-type="float">
            <text:p>200.795</text:p>
          </table:table-cell>
          <table:table-cell office:value-type="float" office:value="210.2556" calcext:value-type="float">
            <text:p>210.2556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0.858" calcext:value-type="float">
            <text:p>200.858</text:p>
          </table:table-cell>
          <table:table-cell office:value-type="float" office:value="210.4044" calcext:value-type="float">
            <text:p>210.404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18-02-02T17:04:15" calcext:value-type="date">
            <text:p>02/02/18 05:04 PM</text:p>
          </table:table-cell>
          <table:table-cell office:value-type="float" office:value="20" calcext:value-type="float">
            <text:p>20</text:p>
          </table:table-cell>
          <table:table-cell office:value-type="float" office:value="201.32" calcext:value-type="float">
            <text:p>201.32</text:p>
          </table:table-cell>
          <table:table-cell office:value-type="float" office:value="209.7718" calcext:value-type="float">
            <text:p>209.7718</text:p>
          </table:table-cell>
          <table:table-cell office:value-type="float" office:value="213" calcext:value-type="float">
            <text:p>213</text:p>
          </table:table-cell>
          <table:table-cell office:value-type="float" office:value="201.337" calcext:value-type="float">
            <text:p>201.337</text:p>
          </table:table-cell>
          <table:table-cell office:value-type="float" office:value="209.79" calcext:value-type="float">
            <text:p>209.79</text:p>
          </table:table-cell>
          <table:table-cell office:value-type="float" office:value="213" calcext:value-type="float">
            <text:p>2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1.403" calcext:value-type="float">
            <text:p>201.403</text:p>
          </table:table-cell>
          <table:table-cell office:value-type="float" office:value="209.9316" calcext:value-type="float">
            <text:p>209.931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18-02-02T17:04:20.000002" calcext:value-type="date">
            <text:p>02/02/18 05:04 PM</text:p>
          </table:table-cell>
          <table:table-cell table:number-columns-repeated="1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16:06:06.453117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3T16:36:51.657447333</dc:date>
    <meta:editing-duration>PT46M15S</meta:editing-duration>
    <meta:editing-cycles>6</meta:editing-cycles>
    <meta:generator>LibreOffice/5.1.6.2$Linux_X86_64 LibreOffice_project/10m0$Build-2</meta:generator>
    <meta:document-statistic meta:table-count="1" meta:cell-count="10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41">
      <style:chart-properties chart:display-label="true" chart:logarithmic="false" chart:interval-major="0.00011574074074074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991cm" svg:height="10.387cm" xlink:href=".." xlink:type="simple" chart:class="chart:scatter" chart:column-mapping="0 1 2" chart:style-name="ch1">
        <chart:legend chart:legend-position="end" svg:x="29.287cm" svg:y="4.396cm" style:legend-expansion="high" chart:style-name="ch2"/>
        <chart:plot-area chart:style-name="ch3" table:cell-range-address="'2018-02-02-17-04-28-517501'.A2:'2018-02-02-17-04-28-517501'.A68 '2018-02-02-17-04-28-517501'.M1:'2018-02-02-17-04-28-517501'.O68" chart:data-source-has-labels="both" svg:x="0.679cm" svg:y="0.207cm" svg:width="27.929cm" svg:height="9.973cm">
          <chartooo:coordinate-region svg:x="1.856cm" svg:y="0.207cm" svg:width="26.612cm" svg:height="8.307cm"/>
          <chart:axis chart:dimension="x" chart:name="primary-x" chart:style-name="ch4" chartooo:axis-type="auto">
            <chart:categories table:cell-range-address="'2018-02-02-17-04-28-517501'.A2:'2018-02-02-17-04-28-517501'.A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8-02-02-17-04-28-517501'.M2:'2018-02-02-17-04-28-517501'.M68" chart:label-cell-address="'2018-02-02-17-04-28-517501'.M1:'2018-02-02-17-04-28-517501'.M1" chart:class="chart:scatter">
            <chart:domain table:cell-range-address="'2018-02-02-17-04-28-517501'.A2:'2018-02-02-17-04-28-517501'.A68"/>
            <chart:data-point chart:repeated="67"/>
          </chart:series>
          <chart:series chart:style-name="ch8" chart:values-cell-range-address="'2018-02-02-17-04-28-517501'.N2:'2018-02-02-17-04-28-517501'.N68" chart:label-cell-address="'2018-02-02-17-04-28-517501'.N1:'2018-02-02-17-04-28-517501'.N1" chart:class="chart:scatter">
            <chart:data-point chart:repeated="67"/>
          </chart:series>
          <chart:series chart:style-name="ch9" chart:values-cell-range-address="'2018-02-02-17-04-28-517501'.O2:'2018-02-02-17-04-28-517501'.O68" chart:label-cell-address="'2018-02-02-17-04-28-517501'.O1:'2018-02-02-17-04-28-517501'.O1" chart:class="chart:scatter">
            <chart:data-point chart:repeated="6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ponse_median_ms</text:p>
                <draw:g>
                  <svg:desc>'2018-02-02-17-04-28-517501'.M1:'2018-02-02-17-04-28-517501'.M1</svg:desc>
                </draw:g>
              </table:table-cell>
              <table:table-cell office:value-type="string">
                <text:p>response_p90_ms</text:p>
                <draw:g>
                  <svg:desc>'2018-02-02-17-04-28-517501'.N1:'2018-02-02-17-04-28-517501'.N1</svg:desc>
                </draw:g>
              </table:table-cell>
              <table:table-cell office:value-type="string">
                <text:p>response_max_ms</text:p>
                <draw:g>
                  <svg:desc>'2018-02-02-17-04-28-517501'.O1:'2018-02-02-17-04-28-517501'.O1</svg:desc>
                </draw:g>
              </table:table-cell>
            </table:table-row>
          </table:table-header-rows>
          <table:table-rows>
            <table:table-row>
              <table:table-cell office:value-type="float" office:value="43133.707349537">
                <text:p>43133.707349537</text:p>
                <draw:g>
                  <svg:desc>'2018-02-02-17-04-28-517501'.A2:'2018-02-02-17-04-28-517501'.A68</svg:desc>
                </draw:g>
              </table:table-cell>
              <table:table-cell office:value-type="float" office:value="43133.707349537">
                <text:p>43133.707349537</text:p>
                <draw:g>
                  <svg:desc>'2018-02-02-17-04-28-517501'.A2:'2018-02-02-17-04-28-517501'.A68</svg:desc>
                </draw:g>
              </table:table-cell>
              <table:table-cell office:value-type="float" office:value="0">
                <text:p>0</text:p>
                <draw:g>
                  <svg:desc>'2018-02-02-17-04-28-517501'.M2:'2018-02-02-17-04-28-517501'.M68</svg:desc>
                </draw:g>
              </table:table-cell>
              <table:table-cell office:value-type="float" office:value="0">
                <text:p>0</text:p>
                <draw:g>
                  <svg:desc>'2018-02-02-17-04-28-517501'.N2:'2018-02-02-17-04-28-517501'.N68</svg:desc>
                </draw:g>
              </table:table-cell>
              <table:table-cell office:value-type="float" office:value="0">
                <text:p>0</text:p>
                <draw:g>
                  <svg:desc>'2018-02-02-17-04-28-517501'.O2:'2018-02-02-17-04-28-517501'.O68</svg:desc>
                </draw:g>
              </table:table-cell>
            </table:table-row>
            <table:table-row>
              <table:table-cell office:value-type="float" office:value="43133.7074074074">
                <text:p>43133.7074074074</text:p>
              </table:table-cell>
              <table:table-cell office:value-type="float" office:value="43133.7074074074">
                <text:p>43133.7074074074</text:p>
              </table:table-cell>
              <table:table-cell office:value-type="float" office:value="1311.7235">
                <text:p>1311.7235</text:p>
              </table:table-cell>
              <table:table-cell office:value-type="float" office:value="1326.6535">
                <text:p>1326.6535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float" office:value="43133.7074652778">
                <text:p>43133.7074652778</text:p>
              </table:table-cell>
              <table:table-cell office:value-type="float" office:value="43133.7074652778">
                <text:p>43133.7074652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075231481">
                <text:p>43133.7075231481</text:p>
              </table:table-cell>
              <table:table-cell office:value-type="float" office:value="43133.7075231481">
                <text:p>43133.7075231481</text:p>
              </table:table-cell>
              <table:table-cell office:value-type="float" office:value="199.128">
                <text:p>199.128</text:p>
              </table:table-cell>
              <table:table-cell office:value-type="float" office:value="206.7255">
                <text:p>206.725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3133.7075810185">
                <text:p>43133.7075810185</text:p>
              </table:table-cell>
              <table:table-cell office:value-type="float" office:value="43133.7075810185">
                <text:p>43133.7075810185</text:p>
              </table:table-cell>
              <table:table-cell office:value-type="float" office:value="198.886">
                <text:p>198.886</text:p>
              </table:table-cell>
              <table:table-cell office:value-type="float" office:value="204.2314">
                <text:p>204.231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3133.7076388889">
                <text:p>43133.7076388889</text:p>
              </table:table-cell>
              <table:table-cell office:value-type="float" office:value="43133.7076388889">
                <text:p>43133.7076388889</text:p>
              </table:table-cell>
              <table:table-cell office:value-type="float" office:value="200.287">
                <text:p>200.287</text:p>
              </table:table-cell>
              <table:table-cell office:value-type="float" office:value="206.7178">
                <text:p>206.717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133.7076967593">
                <text:p>43133.7076967593</text:p>
              </table:table-cell>
              <table:table-cell office:value-type="float" office:value="43133.7076967593">
                <text:p>43133.7076967593</text:p>
              </table:table-cell>
              <table:table-cell office:value-type="float" office:value="198.854">
                <text:p>198.854</text:p>
              </table:table-cell>
              <table:table-cell office:value-type="float" office:value="208.3002">
                <text:p>208.300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133.7077546296">
                <text:p>43133.7077546296</text:p>
              </table:table-cell>
              <table:table-cell office:value-type="float" office:value="43133.7077546296">
                <text:p>43133.7077546296</text:p>
              </table:table-cell>
              <table:table-cell office:value-type="float" office:value="198.011">
                <text:p>198.011</text:p>
              </table:table-cell>
              <table:table-cell office:value-type="float" office:value="209.6494">
                <text:p>209.649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3133.7078125">
                <text:p>43133.7078125</text:p>
              </table:table-cell>
              <table:table-cell office:value-type="float" office:value="43133.7078125">
                <text:p>43133.7078125</text:p>
              </table:table-cell>
              <table:table-cell office:value-type="float" office:value="198.097">
                <text:p>198.097</text:p>
              </table:table-cell>
              <table:table-cell office:value-type="float" office:value="208.5062">
                <text:p>208.506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133.7078703704">
                <text:p>43133.7078703704</text:p>
              </table:table-cell>
              <table:table-cell office:value-type="float" office:value="43133.7078703704">
                <text:p>43133.7078703704</text:p>
              </table:table-cell>
              <table:table-cell office:value-type="float" office:value="965.142">
                <text:p>965.142</text:p>
              </table:table-cell>
              <table:table-cell office:value-type="float" office:value="1565.767">
                <text:p>1565.767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float" office:value="43133.7079282407">
                <text:p>43133.7079282407</text:p>
              </table:table-cell>
              <table:table-cell office:value-type="float" office:value="43133.7079282407">
                <text:p>43133.7079282407</text:p>
              </table:table-cell>
              <table:table-cell office:value-type="float" office:value="2449.026">
                <text:p>2449.026</text:p>
              </table:table-cell>
              <table:table-cell office:value-type="float" office:value="3095.339">
                <text:p>3095.339</text:p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float" office:value="43133.7079861111">
                <text:p>43133.7079861111</text:p>
              </table:table-cell>
              <table:table-cell office:value-type="float" office:value="43133.7079861111">
                <text:p>43133.7079861111</text:p>
              </table:table-cell>
              <table:table-cell office:value-type="float" office:value="3761.2145">
                <text:p>3761.2145</text:p>
              </table:table-cell>
              <table:table-cell office:value-type="float" office:value="4632.734">
                <text:p>4632.734</text:p>
              </table:table-cell>
              <table:table-cell office:value-type="float" office:value="5345">
                <text:p>5345</text:p>
              </table:table-cell>
            </table:table-row>
            <table:table-row>
              <table:table-cell office:value-type="float" office:value="43133.7080439815">
                <text:p>43133.7080439815</text:p>
              </table:table-cell>
              <table:table-cell office:value-type="float" office:value="43133.7080439815">
                <text:p>43133.7080439815</text:p>
              </table:table-cell>
              <table:table-cell office:value-type="float" office:value="5152.72">
                <text:p>5152.72</text:p>
              </table:table-cell>
              <table:table-cell office:value-type="float" office:value="5918.2335">
                <text:p>5918.2335</text:p>
              </table:table-cell>
              <table:table-cell office:value-type="float" office:value="6986">
                <text:p>6986</text:p>
              </table:table-cell>
            </table:table-row>
            <table:table-row>
              <table:table-cell office:value-type="float" office:value="43133.7081597222">
                <text:p>43133.7081597222</text:p>
              </table:table-cell>
              <table:table-cell office:value-type="float" office:value="43133.7081597222">
                <text:p>43133.7081597222</text:p>
              </table:table-cell>
              <table:table-cell office:value-type="float" office:value="7839.72">
                <text:p>7839.72</text:p>
              </table:table-cell>
              <table:table-cell office:value-type="float" office:value="8496.4025">
                <text:p>8496.4025</text:p>
              </table:table-cell>
              <table:table-cell office:value-type="float" office:value="9192">
                <text:p>9192</text:p>
              </table:table-cell>
            </table:table-row>
            <table:table-row>
              <table:table-cell office:value-type="float" office:value="43133.7082175926">
                <text:p>43133.7082175926</text:p>
              </table:table-cell>
              <table:table-cell office:value-type="float" office:value="43133.7082175926">
                <text:p>43133.7082175926</text:p>
              </table:table-cell>
              <table:table-cell office:value-type="float" office:value="9215.3865">
                <text:p>9215.3865</text:p>
              </table:table-cell>
              <table:table-cell office:value-type="float" office:value="9887.4645">
                <text:p>9887.4645</text:p>
              </table:table-cell>
              <table:table-cell office:value-type="float" office:value="10626">
                <text:p>10626</text:p>
              </table:table-cell>
            </table:table-row>
            <table:table-row>
              <table:table-cell office:value-type="float" office:value="43133.708275463">
                <text:p>43133.708275463</text:p>
              </table:table-cell>
              <table:table-cell office:value-type="float" office:value="43133.708275463">
                <text:p>43133.708275463</text:p>
              </table:table-cell>
              <table:table-cell office:value-type="float" office:value="10524.531">
                <text:p>10524.531</text:p>
              </table:table-cell>
              <table:table-cell office:value-type="float" office:value="11179.9066">
                <text:p>11179.9066</text:p>
              </table:table-cell>
              <table:table-cell office:value-type="float" office:value="11974">
                <text:p>11974</text:p>
              </table:table-cell>
            </table:table-row>
            <table:table-row>
              <table:table-cell office:value-type="float" office:value="43133.7083333333">
                <text:p>43133.7083333333</text:p>
              </table:table-cell>
              <table:table-cell office:value-type="float" office:value="43133.7083333333">
                <text:p>43133.7083333333</text:p>
              </table:table-cell>
              <table:table-cell office:value-type="float" office:value="11658.913">
                <text:p>11658.913</text:p>
              </table:table-cell>
              <table:table-cell office:value-type="float" office:value="12490.8">
                <text:p>12490.8</text:p>
              </table:table-cell>
              <table:table-cell office:value-type="float" office:value="13244">
                <text:p>13244</text:p>
              </table:table-cell>
            </table:table-row>
            <table:table-row>
              <table:table-cell office:value-type="float" office:value="43133.7083912037">
                <text:p>43133.7083912037</text:p>
              </table:table-cell>
              <table:table-cell office:value-type="float" office:value="43133.7083912037">
                <text:p>43133.7083912037</text:p>
              </table:table-cell>
              <table:table-cell office:value-type="float" office:value="11772.574">
                <text:p>11772.574</text:p>
              </table:table-cell>
              <table:table-cell office:value-type="float" office:value="12570.4838">
                <text:p>12570.4838</text:p>
              </table:table-cell>
              <table:table-cell office:value-type="float" office:value="13450">
                <text:p>13450</text:p>
              </table:table-cell>
            </table:table-row>
            <table:table-row>
              <table:table-cell office:value-type="float" office:value="43133.7084490741">
                <text:p>43133.7084490741</text:p>
              </table:table-cell>
              <table:table-cell office:value-type="float" office:value="43133.7084490741">
                <text:p>43133.7084490741</text:p>
              </table:table-cell>
              <table:table-cell office:value-type="float" office:value="11301.379">
                <text:p>11301.379</text:p>
              </table:table-cell>
              <table:table-cell office:value-type="float" office:value="12016.6181">
                <text:p>12016.6181</text:p>
              </table:table-cell>
              <table:table-cell office:value-type="float" office:value="13066">
                <text:p>13066</text:p>
              </table:table-cell>
            </table:table-row>
            <table:table-row>
              <table:table-cell office:value-type="float" office:value="43133.7085069444">
                <text:p>43133.7085069444</text:p>
              </table:table-cell>
              <table:table-cell office:value-type="float" office:value="43133.7085069444">
                <text:p>43133.7085069444</text:p>
              </table:table-cell>
              <table:table-cell office:value-type="float" office:value="10622.827">
                <text:p>10622.827</text:p>
              </table:table-cell>
              <table:table-cell office:value-type="float" office:value="11561.892">
                <text:p>11561.892</text:p>
              </table:table-cell>
              <table:table-cell office:value-type="float" office:value="12527">
                <text:p>12527</text:p>
              </table:table-cell>
            </table:table-row>
            <table:table-row>
              <table:table-cell office:value-type="float" office:value="43133.7085648148">
                <text:p>43133.7085648148</text:p>
              </table:table-cell>
              <table:table-cell office:value-type="float" office:value="43133.7085648148">
                <text:p>43133.7085648148</text:p>
              </table:table-cell>
              <table:table-cell office:value-type="float" office:value="10223.897">
                <text:p>10223.897</text:p>
              </table:table-cell>
              <table:table-cell office:value-type="float" office:value="11091.7407">
                <text:p>11091.7407</text:p>
              </table:table-cell>
              <table:table-cell office:value-type="float" office:value="12006">
                <text:p>12006</text:p>
              </table:table-cell>
            </table:table-row>
            <table:table-row>
              <table:table-cell office:value-type="float" office:value="43133.7086226852">
                <text:p>43133.7086226852</text:p>
              </table:table-cell>
              <table:table-cell office:value-type="float" office:value="43133.7086226852">
                <text:p>43133.7086226852</text:p>
              </table:table-cell>
              <table:table-cell office:value-type="float" office:value="9750.4505">
                <text:p>9750.4505</text:p>
              </table:table-cell>
              <table:table-cell office:value-type="float" office:value="10503.136">
                <text:p>10503.136</text:p>
              </table:table-cell>
              <table:table-cell office:value-type="float" office:value="11579">
                <text:p>11579</text:p>
              </table:table-cell>
            </table:table-row>
            <table:table-row>
              <table:table-cell office:value-type="float" office:value="43133.7086805556">
                <text:p>43133.7086805556</text:p>
              </table:table-cell>
              <table:table-cell office:value-type="float" office:value="43133.7086805556">
                <text:p>43133.7086805556</text:p>
              </table:table-cell>
              <table:table-cell office:value-type="float" office:value="7158.3365">
                <text:p>7158.3365</text:p>
              </table:table-cell>
              <table:table-cell office:value-type="float" office:value="9828.622">
                <text:p>9828.622</text:p>
              </table:table-cell>
              <table:table-cell office:value-type="float" office:value="10961">
                <text:p>10961</text:p>
              </table:table-cell>
            </table:table-row>
            <table:table-row>
              <table:table-cell office:value-type="float" office:value="43133.7087384259">
                <text:p>43133.7087384259</text:p>
              </table:table-cell>
              <table:table-cell office:value-type="float" office:value="43133.7087384259">
                <text:p>43133.7087384259</text:p>
              </table:table-cell>
              <table:table-cell office:value-type="float" office:value="197.634">
                <text:p>197.634</text:p>
              </table:table-cell>
              <table:table-cell office:value-type="float" office:value="206.525">
                <text:p>206.52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3133.7087962963">
                <text:p>43133.7087962963</text:p>
              </table:table-cell>
              <table:table-cell office:value-type="float" office:value="43133.7087962963">
                <text:p>43133.7087962963</text:p>
              </table:table-cell>
              <table:table-cell office:value-type="float" office:value="198.872">
                <text:p>198.872</text:p>
              </table:table-cell>
              <table:table-cell office:value-type="float" office:value="208.0914">
                <text:p>208.091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133.7088541667">
                <text:p>43133.7088541667</text:p>
              </table:table-cell>
              <table:table-cell office:value-type="float" office:value="43133.7088541667">
                <text:p>43133.7088541667</text:p>
              </table:table-cell>
              <table:table-cell office:value-type="float" office:value="198.398">
                <text:p>198.398</text:p>
              </table:table-cell>
              <table:table-cell office:value-type="float" office:value="205.4652">
                <text:p>205.465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133.708912037">
                <text:p>43133.708912037</text:p>
              </table:table-cell>
              <table:table-cell office:value-type="float" office:value="43133.708912037">
                <text:p>43133.708912037</text:p>
              </table:table-cell>
              <table:table-cell office:value-type="float" office:value="2028.5425">
                <text:p>2028.5425</text:p>
              </table:table-cell>
              <table:table-cell office:value-type="float" office:value="2719.527">
                <text:p>2719.527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float" office:value="43133.7089699074">
                <text:p>43133.7089699074</text:p>
              </table:table-cell>
              <table:table-cell office:value-type="float" office:value="43133.7089699074">
                <text:p>43133.7089699074</text:p>
              </table:table-cell>
              <table:table-cell office:value-type="float" office:value="4770.522">
                <text:p>4770.522</text:p>
              </table:table-cell>
              <table:table-cell office:value-type="float" office:value="6312.7172">
                <text:p>6312.7172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float" office:value="43133.7090856482">
                <text:p>43133.7090856482</text:p>
              </table:table-cell>
              <table:table-cell office:value-type="float" office:value="43133.7090856482">
                <text:p>43133.7090856482</text:p>
              </table:table-cell>
              <table:table-cell office:value-type="float" office:value="12554.482">
                <text:p>12554.482</text:p>
              </table:table-cell>
              <table:table-cell office:value-type="float" office:value="14056.8692">
                <text:p>14056.8692</text:p>
              </table:table-cell>
              <table:table-cell office:value-type="float" office:value="14551">
                <text:p>14551</text:p>
              </table:table-cell>
            </table:table-row>
            <table:table-row>
              <table:table-cell office:value-type="float" office:value="43133.7091435185">
                <text:p>43133.7091435185</text:p>
              </table:table-cell>
              <table:table-cell office:value-type="float" office:value="43133.7091435185">
                <text:p>43133.7091435185</text:p>
              </table:table-cell>
              <table:table-cell office:value-type="float" office:value="16306.683">
                <text:p>16306.683</text:p>
              </table:table-cell>
              <table:table-cell office:value-type="float" office:value="17834.7258">
                <text:p>17834.7258</text:p>
              </table:table-cell>
              <table:table-cell office:value-type="float" office:value="18438">
                <text:p>18438</text:p>
              </table:table-cell>
            </table:table-row>
            <table:table-row>
              <table:table-cell office:value-type="float" office:value="43133.7092013889">
                <text:p>43133.7092013889</text:p>
              </table:table-cell>
              <table:table-cell office:value-type="float" office:value="43133.7092013889">
                <text:p>43133.7092013889</text:p>
              </table:table-cell>
              <table:table-cell office:value-type="float" office:value="10913.114">
                <text:p>10913.114</text:p>
              </table:table-cell>
              <table:table-cell office:value-type="float" office:value="18744.2006">
                <text:p>18744.2006</text:p>
              </table:table-cell>
              <table:table-cell office:value-type="float" office:value="19541">
                <text:p>19541</text:p>
              </table:table-cell>
            </table:table-row>
            <table:table-row>
              <table:table-cell office:value-type="float" office:value="43133.7092592593">
                <text:p>43133.7092592593</text:p>
              </table:table-cell>
              <table:table-cell office:value-type="float" office:value="43133.7092592593">
                <text:p>43133.7092592593</text:p>
              </table:table-cell>
              <table:table-cell office:value-type="float" office:value="197.566">
                <text:p>197.566</text:p>
              </table:table-cell>
              <table:table-cell office:value-type="float" office:value="209.6716">
                <text:p>209.671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3133.7093171297">
                <text:p>43133.7093171297</text:p>
              </table:table-cell>
              <table:table-cell office:value-type="float" office:value="43133.7093171297">
                <text:p>43133.7093171297</text:p>
              </table:table-cell>
              <table:table-cell office:value-type="float" office:value="197.996">
                <text:p>197.996</text:p>
              </table:table-cell>
              <table:table-cell office:value-type="float" office:value="203.0944">
                <text:p>203.094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3133.709375">
                <text:p>43133.709375</text:p>
              </table:table-cell>
              <table:table-cell office:value-type="float" office:value="43133.709375">
                <text:p>43133.70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094328704">
                <text:p>43133.7094328704</text:p>
              </table:table-cell>
              <table:table-cell office:value-type="float" office:value="43133.7094328704">
                <text:p>43133.7094328704</text:p>
              </table:table-cell>
              <table:table-cell office:value-type="float" office:value="1339.913">
                <text:p>1339.913</text:p>
              </table:table-cell>
              <table:table-cell office:value-type="float" office:value="1339.913">
                <text:p>1339.913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float" office:value="43133.7094907407">
                <text:p>43133.7094907407</text:p>
              </table:table-cell>
              <table:table-cell office:value-type="float" office:value="43133.7094907407">
                <text:p>43133.7094907407</text:p>
              </table:table-cell>
              <table:table-cell office:value-type="float" office:value="201.7245">
                <text:p>201.7245</text:p>
              </table:table-cell>
              <table:table-cell office:value-type="float" office:value="207.4698">
                <text:p>207.469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133.7095486111">
                <text:p>43133.7095486111</text:p>
              </table:table-cell>
              <table:table-cell office:value-type="float" office:value="43133.7095486111">
                <text:p>43133.7095486111</text:p>
              </table:table-cell>
              <table:table-cell office:value-type="float" office:value="202.055">
                <text:p>202.055</text:p>
              </table:table-cell>
              <table:table-cell office:value-type="float" office:value="212.215">
                <text:p>212.21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133.7096064815">
                <text:p>43133.7096064815</text:p>
              </table:table-cell>
              <table:table-cell office:value-type="float" office:value="43133.7096064815">
                <text:p>43133.7096064815</text:p>
              </table:table-cell>
              <table:table-cell office:value-type="float" office:value="201.295">
                <text:p>201.295</text:p>
              </table:table-cell>
              <table:table-cell office:value-type="float" office:value="210.0212">
                <text:p>210.021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3133.7096643519">
                <text:p>43133.7096643519</text:p>
              </table:table-cell>
              <table:table-cell office:value-type="float" office:value="43133.7096643519">
                <text:p>43133.7096643519</text:p>
              </table:table-cell>
              <table:table-cell office:value-type="float" office:value="201.513">
                <text:p>201.513</text:p>
              </table:table-cell>
              <table:table-cell office:value-type="float" office:value="213.1124">
                <text:p>213.112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133.7097222222">
                <text:p>43133.7097222222</text:p>
              </table:table-cell>
              <table:table-cell office:value-type="float" office:value="43133.7097222222">
                <text:p>43133.7097222222</text:p>
              </table:table-cell>
              <table:table-cell office:value-type="float" office:value="203.7">
                <text:p>203.7</text:p>
              </table:table-cell>
              <table:table-cell office:value-type="float" office:value="214.8094">
                <text:p>214.809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3133.7097800926">
                <text:p>43133.7097800926</text:p>
              </table:table-cell>
              <table:table-cell office:value-type="float" office:value="43133.7097800926">
                <text:p>43133.7097800926</text:p>
              </table:table-cell>
              <table:table-cell office:value-type="float" office:value="201.827">
                <text:p>201.827</text:p>
              </table:table-cell>
              <table:table-cell office:value-type="float" office:value="215.8848">
                <text:p>215.884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3133.709837963">
                <text:p>43133.709837963</text:p>
              </table:table-cell>
              <table:table-cell office:value-type="float" office:value="43133.709837963">
                <text:p>43133.709837963</text:p>
              </table:table-cell>
              <table:table-cell office:value-type="float" office:value="757.798">
                <text:p>757.798</text:p>
              </table:table-cell>
              <table:table-cell office:value-type="float" office:value="1151.4206">
                <text:p>1151.4206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3133.7098958333">
                <text:p>43133.7098958333</text:p>
              </table:table-cell>
              <table:table-cell office:value-type="float" office:value="43133.7098958333">
                <text:p>43133.7098958333</text:p>
              </table:table-cell>
              <table:table-cell office:value-type="float" office:value="1936.472">
                <text:p>1936.472</text:p>
              </table:table-cell>
              <table:table-cell office:value-type="float" office:value="2434.6542">
                <text:p>2434.6542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float" office:value="43133.7099537037">
                <text:p>43133.7099537037</text:p>
              </table:table-cell>
              <table:table-cell office:value-type="float" office:value="43133.7099537037">
                <text:p>43133.7099537037</text:p>
              </table:table-cell>
              <table:table-cell office:value-type="float" office:value="3203.892">
                <text:p>3203.892</text:p>
              </table:table-cell>
              <table:table-cell office:value-type="float" office:value="3714.8585">
                <text:p>3714.8585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float" office:value="43133.7100115741">
                <text:p>43133.7100115741</text:p>
              </table:table-cell>
              <table:table-cell office:value-type="float" office:value="43133.7100115741">
                <text:p>43133.7100115741</text:p>
              </table:table-cell>
              <table:table-cell office:value-type="float" office:value="4518.8735">
                <text:p>4518.8735</text:p>
              </table:table-cell>
              <table:table-cell office:value-type="float" office:value="4998.4788">
                <text:p>4998.4788</text:p>
              </table:table-cell>
              <table:table-cell office:value-type="float" office:value="5204">
                <text:p>5204</text:p>
              </table:table-cell>
            </table:table-row>
            <table:table-row>
              <table:table-cell office:value-type="float" office:value="43133.7100694444">
                <text:p>43133.7100694444</text:p>
              </table:table-cell>
              <table:table-cell office:value-type="float" office:value="43133.7100694444">
                <text:p>43133.7100694444</text:p>
              </table:table-cell>
              <table:table-cell office:value-type="float" office:value="5756.7465">
                <text:p>5756.7465</text:p>
              </table:table-cell>
              <table:table-cell office:value-type="float" office:value="6283.3395">
                <text:p>6283.3395</text:p>
              </table:table-cell>
              <table:table-cell office:value-type="float" office:value="6474">
                <text:p>6474</text:p>
              </table:table-cell>
            </table:table-row>
            <table:table-row>
              <table:table-cell office:value-type="float" office:value="43133.7101273148">
                <text:p>43133.7101273148</text:p>
              </table:table-cell>
              <table:table-cell office:value-type="float" office:value="43133.7101273148">
                <text:p>43133.7101273148</text:p>
              </table:table-cell>
              <table:table-cell office:value-type="float" office:value="7075.8475">
                <text:p>7075.8475</text:p>
              </table:table-cell>
              <table:table-cell office:value-type="float" office:value="7598.7493">
                <text:p>7598.7493</text:p>
              </table:table-cell>
              <table:table-cell office:value-type="float" office:value="7785">
                <text:p>7785</text:p>
              </table:table-cell>
            </table:table-row>
            <table:table-row>
              <table:table-cell office:value-type="float" office:value="43133.7101851852">
                <text:p>43133.7101851852</text:p>
              </table:table-cell>
              <table:table-cell office:value-type="float" office:value="43133.7101851852">
                <text:p>43133.7101851852</text:p>
              </table:table-cell>
              <table:table-cell office:value-type="float" office:value="8243.759">
                <text:p>8243.759</text:p>
              </table:table-cell>
              <table:table-cell office:value-type="float" office:value="8724.8449">
                <text:p>8724.8449</text:p>
              </table:table-cell>
              <table:table-cell office:value-type="float" office:value="8880">
                <text:p>8880</text:p>
              </table:table-cell>
            </table:table-row>
            <table:table-row>
              <table:table-cell office:value-type="float" office:value="43133.7102430556">
                <text:p>43133.7102430556</text:p>
              </table:table-cell>
              <table:table-cell office:value-type="float" office:value="43133.7102430556">
                <text:p>43133.7102430556</text:p>
              </table:table-cell>
              <table:table-cell office:value-type="float" office:value="9479.286">
                <text:p>9479.286</text:p>
              </table:table-cell>
              <table:table-cell office:value-type="float" office:value="9928.6696">
                <text:p>9928.6696</text:p>
              </table:table-cell>
              <table:table-cell office:value-type="float" office:value="10024">
                <text:p>10024</text:p>
              </table:table-cell>
            </table:table-row>
            <table:table-row>
              <table:table-cell office:value-type="float" office:value="43133.7103009259">
                <text:p>43133.7103009259</text:p>
              </table:table-cell>
              <table:table-cell office:value-type="float" office:value="43133.7103009259">
                <text:p>43133.7103009259</text:p>
              </table:table-cell>
              <table:table-cell office:value-type="float" office:value="10100.376">
                <text:p>10100.376</text:p>
              </table:table-cell>
              <table:table-cell office:value-type="float" office:value="10250.6146">
                <text:p>10250.6146</text:p>
              </table:table-cell>
              <table:table-cell office:value-type="float" office:value="10412">
                <text:p>10412</text:p>
              </table:table-cell>
            </table:table-row>
            <table:table-row>
              <table:table-cell office:value-type="float" office:value="43133.7103587963">
                <text:p>43133.7103587963</text:p>
              </table:table-cell>
              <table:table-cell office:value-type="float" office:value="43133.7103587963">
                <text:p>43133.7103587963</text:p>
              </table:table-cell>
              <table:table-cell office:value-type="float" office:value="9506.3435">
                <text:p>9506.3435</text:p>
              </table:table-cell>
              <table:table-cell office:value-type="float" office:value="9724.0959">
                <text:p>9724.0959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float" office:value="43133.7104166667">
                <text:p>43133.7104166667</text:p>
              </table:table-cell>
              <table:table-cell office:value-type="float" office:value="43133.7104166667">
                <text:p>43133.7104166667</text:p>
              </table:table-cell>
              <table:table-cell office:value-type="float" office:value="8905.411">
                <text:p>8905.411</text:p>
              </table:table-cell>
              <table:table-cell office:value-type="float" office:value="9174.9753">
                <text:p>9174.9753</text:p>
              </table:table-cell>
              <table:table-cell office:value-type="float" office:value="9373">
                <text:p>9373</text:p>
              </table:table-cell>
            </table:table-row>
            <table:table-row>
              <table:table-cell office:value-type="float" office:value="43133.710474537">
                <text:p>43133.710474537</text:p>
              </table:table-cell>
              <table:table-cell office:value-type="float" office:value="43133.710474537">
                <text:p>43133.710474537</text:p>
              </table:table-cell>
              <table:table-cell office:value-type="float" office:value="8357.749">
                <text:p>8357.749</text:p>
              </table:table-cell>
              <table:table-cell office:value-type="float" office:value="8589.7886">
                <text:p>8589.7886</text:p>
              </table:table-cell>
              <table:table-cell office:value-type="float" office:value="8799">
                <text:p>8799</text:p>
              </table:table-cell>
            </table:table-row>
            <table:table-row>
              <table:table-cell office:value-type="float" office:value="43133.7105324074">
                <text:p>43133.7105324074</text:p>
              </table:table-cell>
              <table:table-cell office:value-type="float" office:value="43133.7105324074">
                <text:p>43133.7105324074</text:p>
              </table:table-cell>
              <table:table-cell office:value-type="float" office:value="7806.504">
                <text:p>7806.504</text:p>
              </table:table-cell>
              <table:table-cell office:value-type="float" office:value="8051.0752">
                <text:p>8051.0752</text:p>
              </table:table-cell>
              <table:table-cell office:value-type="float" office:value="8216">
                <text:p>8216</text:p>
              </table:table-cell>
            </table:table-row>
            <table:table-row>
              <table:table-cell office:value-type="float" office:value="43133.7105902778">
                <text:p>43133.7105902778</text:p>
              </table:table-cell>
              <table:table-cell office:value-type="float" office:value="43133.7105902778">
                <text:p>43133.7105902778</text:p>
              </table:table-cell>
              <table:table-cell office:value-type="float" office:value="7247.205">
                <text:p>7247.205</text:p>
              </table:table-cell>
              <table:table-cell office:value-type="float" office:value="7435.8276">
                <text:p>7435.8276</text:p>
              </table:table-cell>
              <table:table-cell office:value-type="float" office:value="7609">
                <text:p>7609</text:p>
              </table:table-cell>
            </table:table-row>
            <table:table-row>
              <table:table-cell office:value-type="float" office:value="43133.7106481482">
                <text:p>43133.7106481482</text:p>
              </table:table-cell>
              <table:table-cell office:value-type="float" office:value="43133.7106481482">
                <text:p>43133.7106481482</text:p>
              </table:table-cell>
              <table:table-cell office:value-type="float" office:value="201.482">
                <text:p>201.482</text:p>
              </table:table-cell>
              <table:table-cell office:value-type="float" office:value="207.7038">
                <text:p>207.703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133.7107060185">
                <text:p>43133.7107060185</text:p>
              </table:table-cell>
              <table:table-cell office:value-type="float" office:value="43133.7107060185">
                <text:p>43133.7107060185</text:p>
              </table:table-cell>
              <table:table-cell office:value-type="float" office:value="202.456">
                <text:p>202.456</text:p>
              </table:table-cell>
              <table:table-cell office:value-type="float" office:value="213.009">
                <text:p>213.00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133.7107638889">
                <text:p>43133.7107638889</text:p>
              </table:table-cell>
              <table:table-cell office:value-type="float" office:value="43133.7107638889">
                <text:p>43133.7107638889</text:p>
              </table:table-cell>
              <table:table-cell office:value-type="float" office:value="201.039">
                <text:p>201.039</text:p>
              </table:table-cell>
              <table:table-cell office:value-type="float" office:value="211.8556">
                <text:p>211.855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3133.7108217593">
                <text:p>43133.7108217593</text:p>
              </table:table-cell>
              <table:table-cell office:value-type="float" office:value="43133.7108217593">
                <text:p>43133.7108217593</text:p>
              </table:table-cell>
              <table:table-cell office:value-type="float" office:value="201.201">
                <text:p>201.201</text:p>
              </table:table-cell>
              <table:table-cell office:value-type="float" office:value="217.7532">
                <text:p>217.753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133.7108796296">
                <text:p>43133.7108796296</text:p>
              </table:table-cell>
              <table:table-cell office:value-type="float" office:value="43133.7108796296">
                <text:p>43133.7108796296</text:p>
              </table:table-cell>
              <table:table-cell office:value-type="float" office:value="1696.399">
                <text:p>1696.399</text:p>
              </table:table-cell>
              <table:table-cell office:value-type="float" office:value="3004.838">
                <text:p>3004.838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float" office:value="43133.7109953704">
                <text:p>43133.7109953704</text:p>
              </table:table-cell>
              <table:table-cell office:value-type="float" office:value="43133.7109953704">
                <text:p>43133.7109953704</text:p>
              </table:table-cell>
              <table:table-cell office:value-type="float" office:value="9113.803">
                <text:p>9113.803</text:p>
              </table:table-cell>
              <table:table-cell office:value-type="float" office:value="10609.7877">
                <text:p>10609.7877</text:p>
              </table:table-cell>
              <table:table-cell office:value-type="float" office:value="10982">
                <text:p>10982</text:p>
              </table:table-cell>
            </table:table-row>
            <table:table-row>
              <table:table-cell office:value-type="float" office:value="43133.7110532408">
                <text:p>43133.7110532408</text:p>
              </table:table-cell>
              <table:table-cell office:value-type="float" office:value="43133.7110532408">
                <text:p>43133.7110532408</text:p>
              </table:table-cell>
              <table:table-cell office:value-type="float" office:value="12959.68">
                <text:p>12959.68</text:p>
              </table:table-cell>
              <table:table-cell office:value-type="float" office:value="14479.8728">
                <text:p>14479.8728</text:p>
              </table:table-cell>
              <table:table-cell office:value-type="float" office:value="14912">
                <text:p>14912</text:p>
              </table:table-cell>
            </table:table-row>
            <table:table-row>
              <table:table-cell office:value-type="float" office:value="43133.7111111111">
                <text:p>43133.7111111111</text:p>
              </table:table-cell>
              <table:table-cell office:value-type="float" office:value="43133.7111111111">
                <text:p>43133.7111111111</text:p>
              </table:table-cell>
              <table:table-cell office:value-type="float" office:value="15767.4935">
                <text:p>15767.4935</text:p>
              </table:table-cell>
              <table:table-cell office:value-type="float" office:value="17208.236">
                <text:p>17208.236</text:p>
              </table:table-cell>
              <table:table-cell office:value-type="float" office:value="17567">
                <text:p>17567</text:p>
              </table:table-cell>
            </table:table-row>
            <table:table-row>
              <table:table-cell office:value-type="float" office:value="43133.7111689815">
                <text:p>43133.7111689815</text:p>
              </table:table-cell>
              <table:table-cell office:value-type="float" office:value="43133.7111689815">
                <text:p>43133.7111689815</text:p>
              </table:table-cell>
              <table:table-cell office:value-type="float" office:value="662.166">
                <text:p>662.166</text:p>
              </table:table-cell>
              <table:table-cell office:value-type="float" office:value="4047.6064">
                <text:p>4047.6064</text:p>
              </table:table-cell>
              <table:table-cell office:value-type="float" office:value="4934">
                <text:p>4934</text:p>
              </table:table-cell>
            </table:table-row>
            <table:table-row>
              <table:table-cell office:value-type="float" office:value="43133.7112268519">
                <text:p>43133.7112268519</text:p>
              </table:table-cell>
              <table:table-cell office:value-type="float" office:value="43133.7112268519">
                <text:p>43133.7112268519</text:p>
              </table:table-cell>
              <table:table-cell office:value-type="float" office:value="200.858">
                <text:p>200.858</text:p>
              </table:table-cell>
              <table:table-cell office:value-type="float" office:value="210.4044">
                <text:p>210.404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3133.7112847222">
                <text:p>43133.7112847222</text:p>
              </table:table-cell>
              <table:table-cell office:value-type="float" office:value="43133.7112847222">
                <text:p>43133.7112847222</text:p>
              </table:table-cell>
              <table:table-cell office:value-type="float" office:value="201.403">
                <text:p>201.403</text:p>
              </table:table-cell>
              <table:table-cell office:value-type="float" office:value="209.9316">
                <text:p>209.931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3133.7113425926">
                <text:p>43133.7113425926</text:p>
              </table:table-cell>
              <table:table-cell office:value-type="float" office:value="43133.7113425926">
                <text:p>43133.7113425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41">
      <style:chart-properties chart:display-label="true" chart:logarithmic="false" chart:interval-major="0.00011574074074074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909cm" svg:height="10.759cm" xlink:href=".." xlink:type="simple" chart:class="chart:scatter" chart:style-name="ch1">
        <chart:legend chart:legend-position="end" svg:x="29.655cm" svg:y="4.582cm" style:legend-expansion="high" chart:style-name="ch2"/>
        <chart:plot-area chart:style-name="ch3" table:cell-range-address="'2018-02-02-17-04-28-517501'.A1:'2018-02-02-17-04-28-517501'.A68 '2018-02-02-17-04-28-517501'.C1:'2018-02-02-17-04-28-517501'.E68" chart:data-source-has-labels="both" svg:x="0.752cm" svg:y="0.212cm" svg:width="27.771cm" svg:height="10.075cm">
          <chartooo:coordinate-region svg:x="1.83cm" svg:y="0.411cm" svg:width="26.553cm" svg:height="8.41cm"/>
          <chart:axis chart:dimension="x" chart:name="primary-x" chart:style-name="ch4" chartooo:axis-type="auto">
            <chart:categories table:cell-range-address="'2018-02-02-17-04-28-517501'.A2:'2018-02-02-17-04-28-517501'.A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8-02-02-17-04-28-517501'.C2:'2018-02-02-17-04-28-517501'.C68" chart:label-cell-address="'2018-02-02-17-04-28-517501'.C1:'2018-02-02-17-04-28-517501'.C1" chart:class="chart:scatter">
            <chart:domain table:cell-range-address="'2018-02-02-17-04-28-517501'.A2:'2018-02-02-17-04-28-517501'.A68"/>
            <chart:data-point chart:repeated="67"/>
          </chart:series>
          <chart:series chart:style-name="ch8" chart:values-cell-range-address="'2018-02-02-17-04-28-517501'.D2:'2018-02-02-17-04-28-517501'.D68" chart:label-cell-address="'2018-02-02-17-04-28-517501'.D1:'2018-02-02-17-04-28-517501'.D1" chart:class="chart:scatter">
            <chart:data-point chart:repeated="67"/>
          </chart:series>
          <chart:series chart:style-name="ch9" chart:values-cell-range-address="'2018-02-02-17-04-28-517501'.E2:'2018-02-02-17-04-28-517501'.E68" chart:label-cell-address="'2018-02-02-17-04-28-517501'.E1:'2018-02-02-17-04-28-517501'.E1" chart:class="chart:scatter">
            <chart:data-point chart:repeated="6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_median_ms</text:p>
                <draw:g>
                  <svg:desc>'2018-02-02-17-04-28-517501'.C1:'2018-02-02-17-04-28-517501'.C1</svg:desc>
                </draw:g>
              </table:table-cell>
              <table:table-cell office:value-type="string">
                <text:p>thread_p90_ms</text:p>
                <draw:g>
                  <svg:desc>'2018-02-02-17-04-28-517501'.D1:'2018-02-02-17-04-28-517501'.D1</svg:desc>
                </draw:g>
              </table:table-cell>
              <table:table-cell office:value-type="string">
                <text:p>thread_max_ms</text:p>
                <draw:g>
                  <svg:desc>'2018-02-02-17-04-28-517501'.E1:'2018-02-02-17-04-28-517501'.E1</svg:desc>
                </draw:g>
              </table:table-cell>
            </table:table-row>
          </table:table-header-rows>
          <table:table-rows>
            <table:table-row>
              <table:table-cell office:value-type="float" office:value="43133.707349537">
                <text:p>43133.707349537</text:p>
                <draw:g>
                  <svg:desc>'2018-02-02-17-04-28-517501'.A2:'2018-02-02-17-04-28-517501'.A68</svg:desc>
                </draw:g>
              </table:table-cell>
              <table:table-cell office:value-type="float" office:value="0">
                <text:p>0</text:p>
                <draw:g>
                  <svg:desc>'2018-02-02-17-04-28-517501'.C2:'2018-02-02-17-04-28-517501'.C68</svg:desc>
                </draw:g>
              </table:table-cell>
              <table:table-cell office:value-type="float" office:value="0">
                <text:p>0</text:p>
                <draw:g>
                  <svg:desc>'2018-02-02-17-04-28-517501'.D2:'2018-02-02-17-04-28-517501'.D68</svg:desc>
                </draw:g>
              </table:table-cell>
              <table:table-cell office:value-type="float" office:value="0">
                <text:p>0</text:p>
                <draw:g>
                  <svg:desc>'2018-02-02-17-04-28-517501'.E2:'2018-02-02-17-04-28-517501'.E68</svg:desc>
                </draw:g>
              </table:table-cell>
            </table:table-row>
            <table:table-row>
              <table:table-cell office:value-type="float" office:value="43133.7074074074">
                <text:p>43133.7074074074</text:p>
              </table:table-cell>
              <table:table-cell office:value-type="float" office:value="1307.487">
                <text:p>1307.487</text:p>
              </table:table-cell>
              <table:table-cell office:value-type="float" office:value="1319.3934">
                <text:p>1319.3934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float" office:value="43133.7074652778">
                <text:p>43133.7074652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075231481">
                <text:p>43133.7075231481</text:p>
              </table:table-cell>
              <table:table-cell office:value-type="float" office:value="198.8345">
                <text:p>198.8345</text:p>
              </table:table-cell>
              <table:table-cell office:value-type="float" office:value="206.4125">
                <text:p>206.412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3133.7075810185">
                <text:p>43133.7075810185</text:p>
              </table:table-cell>
              <table:table-cell office:value-type="float" office:value="198.46">
                <text:p>198.46</text:p>
              </table:table-cell>
              <table:table-cell office:value-type="float" office:value="203.0396">
                <text:p>203.039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133.7076388889">
                <text:p>43133.7076388889</text:p>
              </table:table-cell>
              <table:table-cell office:value-type="float" office:value="199.892">
                <text:p>199.892</text:p>
              </table:table-cell>
              <table:table-cell office:value-type="float" office:value="206.3764">
                <text:p>206.376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3133.7076967593">
                <text:p>43133.7076967593</text:p>
              </table:table-cell>
              <table:table-cell office:value-type="float" office:value="198.458">
                <text:p>198.458</text:p>
              </table:table-cell>
              <table:table-cell office:value-type="float" office:value="207.9208">
                <text:p>207.920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3133.7077546296">
                <text:p>43133.7077546296</text:p>
              </table:table-cell>
              <table:table-cell office:value-type="float" office:value="197.895">
                <text:p>197.895</text:p>
              </table:table-cell>
              <table:table-cell office:value-type="float" office:value="209.3774">
                <text:p>209.377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3133.7078125">
                <text:p>43133.7078125</text:p>
              </table:table-cell>
              <table:table-cell office:value-type="float" office:value="197.983">
                <text:p>197.983</text:p>
              </table:table-cell>
              <table:table-cell office:value-type="float" office:value="208.3876">
                <text:p>208.387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133.7078703704">
                <text:p>43133.7078703704</text:p>
              </table:table-cell>
              <table:table-cell office:value-type="float" office:value="963.704">
                <text:p>963.704</text:p>
              </table:table-cell>
              <table:table-cell office:value-type="float" office:value="1563.9698">
                <text:p>1563.9698</text:p>
              </table:table-cell>
              <table:table-cell office:value-type="float" office:value="1957">
                <text:p>1957</text:p>
              </table:table-cell>
            </table:table-row>
            <table:table-row>
              <table:table-cell office:value-type="float" office:value="43133.7079282407">
                <text:p>43133.7079282407</text:p>
              </table:table-cell>
              <table:table-cell office:value-type="float" office:value="2138.302">
                <text:p>2138.302</text:p>
              </table:table-cell>
              <table:table-cell office:value-type="float" office:value="2757.4334">
                <text:p>2757.4334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float" office:value="43133.7079861111">
                <text:p>43133.7079861111</text:p>
              </table:table-cell>
              <table:table-cell office:value-type="float" office:value="2254.513">
                <text:p>2254.513</text:p>
              </table:table-cell>
              <table:table-cell office:value-type="float" office:value="3064.6241">
                <text:p>3064.6241</text:p>
              </table:table-cell>
              <table:table-cell office:value-type="float" office:value="3751">
                <text:p>3751</text:p>
              </table:table-cell>
            </table:table-row>
            <table:table-row>
              <table:table-cell office:value-type="float" office:value="43133.7080439815">
                <text:p>43133.7080439815</text:p>
              </table:table-cell>
              <table:table-cell office:value-type="float" office:value="2243.478">
                <text:p>2243.478</text:p>
              </table:table-cell>
              <table:table-cell office:value-type="float" office:value="2950.5105">
                <text:p>2950.5105</text:p>
              </table:table-cell>
              <table:table-cell office:value-type="float" office:value="3846">
                <text:p>3846</text:p>
              </table:table-cell>
            </table:table-row>
            <table:table-row>
              <table:table-cell office:value-type="float" office:value="43133.7081597222">
                <text:p>43133.7081597222</text:p>
              </table:table-cell>
              <table:table-cell office:value-type="float" office:value="2286.5555">
                <text:p>2286.5555</text:p>
              </table:table-cell>
              <table:table-cell office:value-type="float" office:value="2839.826">
                <text:p>2839.826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float" office:value="43133.7082175926">
                <text:p>43133.7082175926</text:p>
              </table:table-cell>
              <table:table-cell office:value-type="float" office:value="2206.9445">
                <text:p>2206.9445</text:p>
              </table:table-cell>
              <table:table-cell office:value-type="float" office:value="2922.0406">
                <text:p>2922.0406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float" office:value="43133.708275463">
                <text:p>43133.708275463</text:p>
              </table:table-cell>
              <table:table-cell office:value-type="float" office:value="2220.588">
                <text:p>2220.588</text:p>
              </table:table-cell>
              <table:table-cell office:value-type="float" office:value="2862.5545">
                <text:p>2862.5545</text:p>
              </table:table-cell>
              <table:table-cell office:value-type="float" office:value="3779">
                <text:p>3779</text:p>
              </table:table-cell>
            </table:table-row>
            <table:table-row>
              <table:table-cell office:value-type="float" office:value="43133.7083333333">
                <text:p>43133.7083333333</text:p>
              </table:table-cell>
              <table:table-cell office:value-type="float" office:value="2172.097">
                <text:p>2172.097</text:p>
              </table:table-cell>
              <table:table-cell office:value-type="float" office:value="2929.9305">
                <text:p>2929.9305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float" office:value="43133.7083912037">
                <text:p>43133.7083912037</text:p>
              </table:table-cell>
              <table:table-cell office:value-type="float" office:value="2284.366">
                <text:p>2284.366</text:p>
              </table:table-cell>
              <table:table-cell office:value-type="float" office:value="2959.3438">
                <text:p>2959.3438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43133.7084490741">
                <text:p>43133.7084490741</text:p>
              </table:table-cell>
              <table:table-cell office:value-type="float" office:value="2265.8825">
                <text:p>2265.8825</text:p>
              </table:table-cell>
              <table:table-cell office:value-type="float" office:value="2869.9579">
                <text:p>2869.9579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float" office:value="43133.7085069444">
                <text:p>43133.7085069444</text:p>
              </table:table-cell>
              <table:table-cell office:value-type="float" office:value="2239.7885">
                <text:p>2239.7885</text:p>
              </table:table-cell>
              <table:table-cell office:value-type="float" office:value="2986.8905">
                <text:p>2986.8905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float" office:value="43133.7085648148">
                <text:p>43133.7085648148</text:p>
              </table:table-cell>
              <table:table-cell office:value-type="float" office:value="2259.415">
                <text:p>2259.415</text:p>
              </table:table-cell>
              <table:table-cell office:value-type="float" office:value="3055.955">
                <text:p>3055.955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float" office:value="43133.7086226852">
                <text:p>43133.7086226852</text:p>
              </table:table-cell>
              <table:table-cell office:value-type="float" office:value="2242.624">
                <text:p>2242.624</text:p>
              </table:table-cell>
              <table:table-cell office:value-type="float" office:value="2874.833">
                <text:p>2874.833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float" office:value="43133.7086805556">
                <text:p>43133.7086805556</text:p>
              </table:table-cell>
              <table:table-cell office:value-type="float" office:value="1645.509">
                <text:p>1645.509</text:p>
              </table:table-cell>
              <table:table-cell office:value-type="float" office:value="2618.8319">
                <text:p>2618.8319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float" office:value="43133.7087384259">
                <text:p>43133.7087384259</text:p>
              </table:table-cell>
              <table:table-cell office:value-type="float" office:value="197.503">
                <text:p>197.503</text:p>
              </table:table-cell>
              <table:table-cell office:value-type="float" office:value="206.4108">
                <text:p>206.410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3133.7087962963">
                <text:p>43133.7087962963</text:p>
              </table:table-cell>
              <table:table-cell office:value-type="float" office:value="198.736">
                <text:p>198.736</text:p>
              </table:table-cell>
              <table:table-cell office:value-type="float" office:value="207.9682">
                <text:p>207.968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133.7088541667">
                <text:p>43133.7088541667</text:p>
              </table:table-cell>
              <table:table-cell office:value-type="float" office:value="198.25">
                <text:p>198.25</text:p>
              </table:table-cell>
              <table:table-cell office:value-type="float" office:value="205.3566">
                <text:p>205.356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133.708912037">
                <text:p>43133.708912037</text:p>
              </table:table-cell>
              <table:table-cell office:value-type="float" office:value="1965.1565">
                <text:p>1965.1565</text:p>
              </table:table-cell>
              <table:table-cell office:value-type="float" office:value="2709.048">
                <text:p>2709.048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float" office:value="43133.7089699074">
                <text:p>43133.7089699074</text:p>
              </table:table-cell>
              <table:table-cell office:value-type="float" office:value="2232.389">
                <text:p>2232.389</text:p>
              </table:table-cell>
              <table:table-cell office:value-type="float" office:value="2985.8456">
                <text:p>2985.8456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float" office:value="43133.7090856482">
                <text:p>43133.7090856482</text:p>
              </table:table-cell>
              <table:table-cell office:value-type="float" office:value="2255.942">
                <text:p>2255.942</text:p>
              </table:table-cell>
              <table:table-cell office:value-type="float" office:value="2978.8418">
                <text:p>2978.8418</text:p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float" office:value="43133.7091435185">
                <text:p>43133.7091435185</text:p>
              </table:table-cell>
              <table:table-cell office:value-type="float" office:value="2222.792">
                <text:p>2222.792</text:p>
              </table:table-cell>
              <table:table-cell office:value-type="float" office:value="2805.224">
                <text:p>2805.224</text:p>
              </table:table-cell>
              <table:table-cell office:value-type="float" office:value="4299">
                <text:p>4299</text:p>
              </table:table-cell>
            </table:table-row>
            <table:table-row>
              <table:table-cell office:value-type="float" office:value="43133.7092013889">
                <text:p>43133.7092013889</text:p>
              </table:table-cell>
              <table:table-cell office:value-type="float" office:value="1877.786">
                <text:p>1877.786</text:p>
              </table:table-cell>
              <table:table-cell office:value-type="float" office:value="2686.8197">
                <text:p>2686.8197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float" office:value="43133.7092592593">
                <text:p>43133.7092592593</text:p>
              </table:table-cell>
              <table:table-cell office:value-type="float" office:value="197.451">
                <text:p>197.451</text:p>
              </table:table-cell>
              <table:table-cell office:value-type="float" office:value="209.5546">
                <text:p>209.554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3133.7093171297">
                <text:p>43133.7093171297</text:p>
              </table:table-cell>
              <table:table-cell office:value-type="float" office:value="197.778">
                <text:p>197.778</text:p>
              </table:table-cell>
              <table:table-cell office:value-type="float" office:value="203.005">
                <text:p>203.00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3133.709375">
                <text:p>43133.70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094328704">
                <text:p>43133.7094328704</text:p>
              </table:table-cell>
              <table:table-cell office:value-type="float" office:value="1332.917">
                <text:p>1332.917</text:p>
              </table:table-cell>
              <table:table-cell office:value-type="float" office:value="1332.917">
                <text:p>1332.917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float" office:value="43133.7094907407">
                <text:p>43133.7094907407</text:p>
              </table:table-cell>
              <table:table-cell office:value-type="float" office:value="201.4965">
                <text:p>201.4965</text:p>
              </table:table-cell>
              <table:table-cell office:value-type="float" office:value="207.3029">
                <text:p>207.302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3133.7095486111">
                <text:p>43133.7095486111</text:p>
              </table:table-cell>
              <table:table-cell office:value-type="float" office:value="201.937">
                <text:p>201.937</text:p>
              </table:table-cell>
              <table:table-cell office:value-type="float" office:value="212.0844">
                <text:p>212.084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133.7096064815">
                <text:p>43133.7096064815</text:p>
              </table:table-cell>
              <table:table-cell office:value-type="float" office:value="201.16">
                <text:p>201.16</text:p>
              </table:table-cell>
              <table:table-cell office:value-type="float" office:value="209.8238">
                <text:p>209.823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3133.7096643519">
                <text:p>43133.7096643519</text:p>
              </table:table-cell>
              <table:table-cell office:value-type="float" office:value="201.38">
                <text:p>201.38</text:p>
              </table:table-cell>
              <table:table-cell office:value-type="float" office:value="213.0056">
                <text:p>213.005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133.7097222222">
                <text:p>43133.7097222222</text:p>
              </table:table-cell>
              <table:table-cell office:value-type="float" office:value="203.549">
                <text:p>203.549</text:p>
              </table:table-cell>
              <table:table-cell office:value-type="float" office:value="214.6744">
                <text:p>214.674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3133.7097800926">
                <text:p>43133.7097800926</text:p>
              </table:table-cell>
              <table:table-cell office:value-type="float" office:value="201.674">
                <text:p>201.674</text:p>
              </table:table-cell>
              <table:table-cell office:value-type="float" office:value="215.707">
                <text:p>215.70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3133.709837963">
                <text:p>43133.709837963</text:p>
              </table:table-cell>
              <table:table-cell office:value-type="float" office:value="250.254">
                <text:p>250.254</text:p>
              </table:table-cell>
              <table:table-cell office:value-type="float" office:value="341.6526">
                <text:p>341.652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3133.7098958333">
                <text:p>43133.7098958333</text:p>
              </table:table-cell>
              <table:table-cell office:value-type="float" office:value="246.909">
                <text:p>246.909</text:p>
              </table:table-cell>
              <table:table-cell office:value-type="float" office:value="370.2616">
                <text:p>370.261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3133.7099537037">
                <text:p>43133.7099537037</text:p>
              </table:table-cell>
              <table:table-cell office:value-type="float" office:value="247.2985">
                <text:p>247.2985</text:p>
              </table:table-cell>
              <table:table-cell office:value-type="float" office:value="381.4959">
                <text:p>381.495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133.7100115741">
                <text:p>43133.7100115741</text:p>
              </table:table-cell>
              <table:table-cell office:value-type="float" office:value="247.3425">
                <text:p>247.3425</text:p>
              </table:table-cell>
              <table:table-cell office:value-type="float" office:value="359.216">
                <text:p>359.21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133.7100694444">
                <text:p>43133.7100694444</text:p>
              </table:table-cell>
              <table:table-cell office:value-type="float" office:value="246.552">
                <text:p>246.552</text:p>
              </table:table-cell>
              <table:table-cell office:value-type="float" office:value="378.4597">
                <text:p>378.4597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43133.7101273148">
                <text:p>43133.7101273148</text:p>
              </table:table-cell>
              <table:table-cell office:value-type="float" office:value="246.545">
                <text:p>246.545</text:p>
              </table:table-cell>
              <table:table-cell office:value-type="float" office:value="382.1669">
                <text:p>382.1669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43133.7101851852">
                <text:p>43133.7101851852</text:p>
              </table:table-cell>
              <table:table-cell office:value-type="float" office:value="244.303">
                <text:p>244.303</text:p>
              </table:table-cell>
              <table:table-cell office:value-type="float" office:value="311.2507">
                <text:p>311.250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43133.7102430556">
                <text:p>43133.7102430556</text:p>
              </table:table-cell>
              <table:table-cell office:value-type="float" office:value="244.7325">
                <text:p>244.7325</text:p>
              </table:table-cell>
              <table:table-cell office:value-type="float" office:value="352.4876">
                <text:p>352.4876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3133.7103009259">
                <text:p>43133.7103009259</text:p>
              </table:table-cell>
              <table:table-cell office:value-type="float" office:value="245.4625">
                <text:p>245.4625</text:p>
              </table:table-cell>
              <table:table-cell office:value-type="float" office:value="374.1121">
                <text:p>374.112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3133.7103587963">
                <text:p>43133.7103587963</text:p>
              </table:table-cell>
              <table:table-cell office:value-type="float" office:value="245.0515">
                <text:p>245.0515</text:p>
              </table:table-cell>
              <table:table-cell office:value-type="float" office:value="379.4857">
                <text:p>379.485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3133.7104166667">
                <text:p>43133.7104166667</text:p>
              </table:table-cell>
              <table:table-cell office:value-type="float" office:value="245.274">
                <text:p>245.274</text:p>
              </table:table-cell>
              <table:table-cell office:value-type="float" office:value="375.4709">
                <text:p>375.470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43133.710474537">
                <text:p>43133.710474537</text:p>
              </table:table-cell>
              <table:table-cell office:value-type="float" office:value="244.499">
                <text:p>244.499</text:p>
              </table:table-cell>
              <table:table-cell office:value-type="float" office:value="380.0148">
                <text:p>380.014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43133.7105324074">
                <text:p>43133.7105324074</text:p>
              </table:table-cell>
              <table:table-cell office:value-type="float" office:value="243.9105">
                <text:p>243.9105</text:p>
              </table:table-cell>
              <table:table-cell office:value-type="float" office:value="372.7511">
                <text:p>372.751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133.7105902778">
                <text:p>43133.7105902778</text:p>
              </table:table-cell>
              <table:table-cell office:value-type="float" office:value="243.368">
                <text:p>243.368</text:p>
              </table:table-cell>
              <table:table-cell office:value-type="float" office:value="375.4352">
                <text:p>375.4352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43133.7106481482">
                <text:p>43133.7106481482</text:p>
              </table:table-cell>
              <table:table-cell office:value-type="float" office:value="201.385">
                <text:p>201.385</text:p>
              </table:table-cell>
              <table:table-cell office:value-type="float" office:value="207.6096">
                <text:p>207.609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133.7107060185">
                <text:p>43133.7107060185</text:p>
              </table:table-cell>
              <table:table-cell office:value-type="float" office:value="202.244">
                <text:p>202.244</text:p>
              </table:table-cell>
              <table:table-cell office:value-type="float" office:value="212.871">
                <text:p>212.87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133.7107638889">
                <text:p>43133.7107638889</text:p>
              </table:table-cell>
              <table:table-cell office:value-type="float" office:value="200.952">
                <text:p>200.952</text:p>
              </table:table-cell>
              <table:table-cell office:value-type="float" office:value="211.7428">
                <text:p>211.742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3133.7108217593">
                <text:p>43133.7108217593</text:p>
              </table:table-cell>
              <table:table-cell office:value-type="float" office:value="201.114">
                <text:p>201.114</text:p>
              </table:table-cell>
              <table:table-cell office:value-type="float" office:value="217.5504">
                <text:p>217.550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133.7108796296">
                <text:p>43133.7108796296</text:p>
              </table:table-cell>
              <table:table-cell office:value-type="float" office:value="250.08">
                <text:p>250.08</text:p>
              </table:table-cell>
              <table:table-cell office:value-type="float" office:value="378.689">
                <text:p>378.689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3133.7109953704">
                <text:p>43133.7109953704</text:p>
              </table:table-cell>
              <table:table-cell office:value-type="float" office:value="243.8495">
                <text:p>243.8495</text:p>
              </table:table-cell>
              <table:table-cell office:value-type="float" office:value="371.3784">
                <text:p>371.378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43133.7110532408">
                <text:p>43133.7110532408</text:p>
              </table:table-cell>
              <table:table-cell office:value-type="float" office:value="242.895">
                <text:p>242.895</text:p>
              </table:table-cell>
              <table:table-cell office:value-type="float" office:value="376.5693">
                <text:p>376.5693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3133.7111111111">
                <text:p>43133.7111111111</text:p>
              </table:table-cell>
              <table:table-cell office:value-type="float" office:value="244.843">
                <text:p>244.843</text:p>
              </table:table-cell>
              <table:table-cell office:value-type="float" office:value="381.9856">
                <text:p>381.985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133.7111689815">
                <text:p>43133.7111689815</text:p>
              </table:table-cell>
              <table:table-cell office:value-type="float" office:value="231.9">
                <text:p>231.9</text:p>
              </table:table-cell>
              <table:table-cell office:value-type="float" office:value="335.109">
                <text:p>335.10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3133.7112268519">
                <text:p>43133.7112268519</text:p>
              </table:table-cell>
              <table:table-cell office:value-type="float" office:value="200.779">
                <text:p>200.779</text:p>
              </table:table-cell>
              <table:table-cell office:value-type="float" office:value="210.2358">
                <text:p>210.235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3133.7112847222">
                <text:p>43133.7112847222</text:p>
              </table:table-cell>
              <table:table-cell office:value-type="float" office:value="201.32">
                <text:p>201.32</text:p>
              </table:table-cell>
              <table:table-cell office:value-type="float" office:value="209.7718">
                <text:p>209.771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3133.7113425926">
                <text:p>43133.7113425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41">
      <style:chart-properties chart:display-label="true" chart:logarithmic="false" chart:interval-major="0.00011574074074074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005cm" svg:height="10.764cm" xlink:href=".." xlink:type="simple" chart:class="chart:scatter" chart:style-name="ch1">
        <chart:legend chart:legend-position="end" svg:x="28.983cm" svg:y="4.585cm" style:legend-expansion="high" chart:style-name="ch2"/>
        <chart:plot-area chart:style-name="ch3" table:cell-range-address="'2018-02-02-17-04-28-517501'.A1:'2018-02-02-17-04-28-517501'.A68 '2018-02-02-17-04-28-517501'.I1:'2018-02-02-17-04-28-517501'.K68" chart:data-source-has-labels="both" svg:x="0.828cm" svg:y="0.014cm" svg:width="27.791cm" svg:height="10.33cm">
          <chartooo:coordinate-region svg:x="1.907cm" svg:y="0.213cm" svg:width="26.573cm" svg:height="8.665cm"/>
          <chart:axis chart:dimension="x" chart:name="primary-x" chart:style-name="ch4" chartooo:axis-type="auto">
            <chart:categories table:cell-range-address="'2018-02-02-17-04-28-517501'.A2:'2018-02-02-17-04-28-517501'.A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18-02-02-17-04-28-517501'.I2:'2018-02-02-17-04-28-517501'.I68" chart:label-cell-address="'2018-02-02-17-04-28-517501'.I1:'2018-02-02-17-04-28-517501'.I1" chart:class="chart:scatter">
            <chart:domain table:cell-range-address="'2018-02-02-17-04-28-517501'.A2:'2018-02-02-17-04-28-517501'.A68"/>
            <chart:data-point chart:repeated="67"/>
          </chart:series>
          <chart:series chart:style-name="ch8" chart:values-cell-range-address="'2018-02-02-17-04-28-517501'.J2:'2018-02-02-17-04-28-517501'.J68" chart:label-cell-address="'2018-02-02-17-04-28-517501'.J1:'2018-02-02-17-04-28-517501'.J1" chart:class="chart:scatter">
            <chart:data-point chart:repeated="67"/>
          </chart:series>
          <chart:series chart:style-name="ch9" chart:values-cell-range-address="'2018-02-02-17-04-28-517501'.K2:'2018-02-02-17-04-28-517501'.K68" chart:label-cell-address="'2018-02-02-17-04-28-517501'.K1:'2018-02-02-17-04-28-517501'.K1" chart:class="chart:scatter">
            <chart:data-point chart:repeated="6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_median_percent</text:p>
                <draw:g>
                  <svg:desc>'2018-02-02-17-04-28-517501'.I1:'2018-02-02-17-04-28-517501'.I1</svg:desc>
                </draw:g>
              </table:table-cell>
              <table:table-cell office:value-type="string">
                <text:p>waiting_p90_percent</text:p>
                <draw:g>
                  <svg:desc>'2018-02-02-17-04-28-517501'.J1:'2018-02-02-17-04-28-517501'.J1</svg:desc>
                </draw:g>
              </table:table-cell>
              <table:table-cell office:value-type="string">
                <text:p>waiting_max_percent</text:p>
                <draw:g>
                  <svg:desc>'2018-02-02-17-04-28-517501'.K1:'2018-02-02-17-04-28-517501'.K1</svg:desc>
                </draw:g>
              </table:table-cell>
            </table:table-row>
          </table:table-header-rows>
          <table:table-rows>
            <table:table-row>
              <table:table-cell office:value-type="float" office:value="43133.707349537">
                <text:p>43133.707349537</text:p>
                <draw:g>
                  <svg:desc>'2018-02-02-17-04-28-517501'.A2:'2018-02-02-17-04-28-517501'.A68</svg:desc>
                </draw:g>
              </table:table-cell>
              <table:table-cell office:value-type="float" office:value="0">
                <text:p>0</text:p>
                <draw:g>
                  <svg:desc>'2018-02-02-17-04-28-517501'.I2:'2018-02-02-17-04-28-517501'.I68</svg:desc>
                </draw:g>
              </table:table-cell>
              <table:table-cell office:value-type="float" office:value="0">
                <text:p>0</text:p>
                <draw:g>
                  <svg:desc>'2018-02-02-17-04-28-517501'.J2:'2018-02-02-17-04-28-517501'.J68</svg:desc>
                </draw:g>
              </table:table-cell>
              <table:table-cell office:value-type="float" office:value="0">
                <text:p>0</text:p>
                <draw:g>
                  <svg:desc>'2018-02-02-17-04-28-517501'.K2:'2018-02-02-17-04-28-517501'.K68</svg:desc>
                </draw:g>
              </table:table-cell>
            </table:table-row>
            <table:table-row>
              <table:table-cell office:value-type="float" office:value="43133.7074074074">
                <text:p>43133.7074074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074652778">
                <text:p>43133.7074652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075231481">
                <text:p>43133.7075231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075810185">
                <text:p>43133.7075810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33.7076388889">
                <text:p>43133.7076388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076967593">
                <text:p>43133.7076967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077546296">
                <text:p>43133.7077546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078125">
                <text:p>43133.707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078703704">
                <text:p>43133.7078703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079282407">
                <text:p>43133.7079282407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133.7079861111">
                <text:p>43133.7079861111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133.7080439815">
                <text:p>43133.7080439815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133.7081597222">
                <text:p>43133.7081597222</text:p>
              </table:table-cell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133.7082175926">
                <text:p>43133.7082175926</text:p>
              </table:table-cell>
              <table:table-cell office:value-type="float" office:value="75">
                <text:p>75</text:p>
              </table:table-cell>
              <table:table-cell office:value-type="float" office:value="83">
                <text:p>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133.708275463">
                <text:p>43133.708275463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3133.7083333333">
                <text:p>43133.7083333333</text:p>
              </table:table-cell>
              <table:table-cell office:value-type="float" office:value="81">
                <text:p>81</text:p>
              </table:table-cell>
              <table:table-cell office:value-type="float" office:value="86">
                <text:p>8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133.7083912037">
                <text:p>43133.7083912037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133.7084490741">
                <text:p>43133.7084490741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133.7085069444">
                <text:p>43133.7085069444</text:p>
              </table:table-cell>
              <table:table-cell office:value-type="float" office:value="78">
                <text:p>78</text:p>
              </table:table-cell>
              <table:table-cell office:value-type="float" office:value="84.5">
                <text:p>84.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133.7085648148">
                <text:p>43133.7085648148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133.7086226852">
                <text:p>43133.7086226852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133.7086805556">
                <text:p>43133.7086805556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3133.7087384259">
                <text:p>43133.7087384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087962963">
                <text:p>43133.7087962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088541667">
                <text:p>43133.7088541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08912037">
                <text:p>43133.708912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133.7089699074">
                <text:p>43133.7089699074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133.7090856482">
                <text:p>43133.7090856482</text:p>
              </table:table-cell>
              <table:table-cell office:value-type="float" office:value="81">
                <text:p>81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133.7091435185">
                <text:p>43133.7091435185</text:p>
              </table:table-cell>
              <table:table-cell office:value-type="float" office:value="86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3133.7092013889">
                <text:p>43133.7092013889</text:p>
              </table:table-cell>
              <table:table-cell office:value-type="float" office:value="81">
                <text:p>81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133.7092592593">
                <text:p>43133.7092592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093171297">
                <text:p>43133.7093171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09375">
                <text:p>43133.70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094328704">
                <text:p>43133.7094328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094907407">
                <text:p>43133.7094907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095486111">
                <text:p>43133.7095486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096064815">
                <text:p>43133.7096064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096643519">
                <text:p>43133.7096643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097222222">
                <text:p>43133.7097222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097800926">
                <text:p>43133.7097800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09837963">
                <text:p>43133.709837963</text:p>
              </table:table-cell>
              <table:table-cell office:value-type="float" office:value="65">
                <text:p>65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3133.7098958333">
                <text:p>43133.7098958333</text:p>
              </table:table-cell>
              <table:table-cell office:value-type="float" office:value="86">
                <text:p>86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133.7099537037">
                <text:p>43133.7099537037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3133.7100115741">
                <text:p>43133.7100115741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3133.7100694444">
                <text:p>43133.710069444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133.7101273148">
                <text:p>43133.7101273148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133.7101851852">
                <text:p>43133.7101851852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133.7102430556">
                <text:p>43133.710243055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133.7103009259">
                <text:p>43133.7103009259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133.7103587963">
                <text:p>43133.7103587963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133.7104166667">
                <text:p>43133.710416666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133.710474537">
                <text:p>43133.71047453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133.7105324074">
                <text:p>43133.7105324074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133.7105902778">
                <text:p>43133.7105902778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133.7106481482">
                <text:p>43133.7106481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107060185">
                <text:p>43133.7107060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107638889">
                <text:p>43133.7107638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108217593">
                <text:p>43133.7108217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108796296">
                <text:p>43133.7108796296</text:p>
              </table:table-cell>
              <table:table-cell office:value-type="float" office:value="84">
                <text:p>84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3133.7109953704">
                <text:p>43133.7109953704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133.7110532408">
                <text:p>43133.711053240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133.7111111111">
                <text:p>43133.7111111111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133.7111689815">
                <text:p>43133.7111689815</text:p>
              </table:table-cell>
              <table:table-cell office:value-type="float" office:value="63">
                <text:p>63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3133.7112268519">
                <text:p>43133.7112268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112847222">
                <text:p>43133.7112847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33.7113425926">
                <text:p>43133.7113425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